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5356B098ADF.jpg"/>
  <manifest:file-entry manifest:media-type="image/jpeg" manifest:full-path="Pictures/1000000000000304000001E39EC73935.jpg"/>
  <manifest:file-entry manifest:media-type="image/jpeg" manifest:full-path="Pictures/10000000000007D0000004B05D80BE0C.jpg"/>
  <manifest:file-entry manifest:media-type="image/jpeg" manifest:full-path="Pictures/1000000000000320000002155F0FF587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6400000049C798FB45A.jpg"/>
  <manifest:file-entry manifest:media-type="image/jpeg" manifest:full-path="Pictures/10000000000007D00000053581D39CFF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122000000AEDB90F53E.jpg"/>
  <manifest:file-entry manifest:media-type="image/jpeg" manifest:full-path="Pictures/10000000000004B000000320413E2735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7D000000595ED497A27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3E0000009FA3508C4F.jpg"/>
  <manifest:file-entry manifest:media-type="image/jpeg" manifest:full-path="Pictures/100000000000012C000000C8695E003E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7D0000003E8B2A5DE6C.jpg"/>
  <manifest:file-entry manifest:media-type="image/jpeg" manifest:full-path="Pictures/1000000000000190000000C826FE58A9.jpg"/>
  <manifest:file-entry manifest:media-type="image/jpeg" manifest:full-path="Pictures/10000000000003C00000023FA07208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0.483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4.076cm"/>
    </style:style>
    <style:style style:name="co9" style:family="table-column">
      <style:table-column-properties fo:break-before="auto" style:column-width="1.229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1.12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4.006cm"/>
    </style:style>
    <style:style style:name="co17" style:family="table-column">
      <style:table-column-properties fo:break-before="auto" style:column-width="3.755cm"/>
    </style:style>
    <style:style style:name="co18" style:family="table-column">
      <style:table-column-properties fo:break-before="auto" style:column-width="3.898cm"/>
    </style:style>
    <style:style style:name="co19" style:family="table-column">
      <style:table-column-properties fo:break-before="auto" style:column-width="4.468cm"/>
    </style:style>
    <style:style style:name="co20" style:family="table-column">
      <style:table-column-properties fo:break-before="auto" style:column-width="3.933cm"/>
    </style:style>
    <style:style style:name="co21" style:family="table-column">
      <style:table-column-properties fo:break-before="auto" style:column-width="4.93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08" table:default-cell-style-name="ce1"/>
        <table:table-row table:style-name="ro1">
          <table:table-cell/>
          <table:table-cell table:style-name="ce2" office:value-type="string">
            <text:p>2017/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1. Quali-Runde</text:p>
          </table:table-cell>
          <table:table-cell table:number-columns-repeated="3"/>
          <table:table-cell table:style-name="ce2" office:value-type="string">
            <text:p>2. Quali-Runde</text:p>
          </table:table-cell>
          <table:table-cell table:number-columns-repeated="3"/>
          <table:table-cell table:style-name="ce2" office:value-type="string">
            <text:p>3. Quali-Runde</text:p>
          </table:table-cell>
          <table:table-cell table:number-columns-repeated="3"/>
          <table:table-cell table:style-name="ce2" office:value-type="string">
            <text:p>Play-off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Qualifikation.A5" table:end-x="0.6cm" table:end-y="0.461cm" draw:z-index="161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Vallet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6" table:end-x="0.6cm" table:end-y="0.46cm" draw:z-index="219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S Folgore/Falciano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7" table:end-x="0.6cm" table:end-y="0.46cm" draw:z-index="163" draw:name="Grafik 37" draw:style-name="gr1" draw:text-style-name="P1" svg:width="0.6cm" svg:height="0.46cm" svg:x="0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Haugesun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8" table:end-x="0.6cm" table:end-y="0.461cm" draw:z-index="220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Coleraine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" table:end-x="0.6cm" table:end-y="0.46cm" draw:z-index="166" draw:name="Grafik 38" draw:style-name="gr1" draw:text-style-name="P1" svg:width="0.6cm" svg:height="0.46cm" svg:x="0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ch Pos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0" table:end-x="0.6cm" table:end-y="0.461cm" draw:z-index="221" draw:name="Grafik 32" draw:style-name="gr1" draw:text-style-name="P1" svg:width="0.6cm" svg:height="0.46cm" svg:x="0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Pelister Bitol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1" table:end-x="0.6cm" table:end-y="0.46cm" draw:z-index="165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AS Trenci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2" table:end-x="0.6cm" table:end-y="0.46cm" draw:z-index="222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Torpedo Kutais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3" table:end-x="0.6cm" table:end-y="0.461cm" draw:z-index="168" draw:name="Grafik 54" draw:style-name="gr1" draw:text-style-name="P1" svg:width="0.6cm" svg:height="0.46cm" svg:x="0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Siroki Brije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4" table:end-x="0.6cm" table:end-y="0.46cm" draw:z-index="223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Ordabassy Schymkent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5" table:end-x="0.6cm" table:end-y="0.461cm" draw:z-index="169" draw:name="Grafik 31" draw:style-name="gr1" draw:text-style-name="P1" svg:width="0.6cm" svg:height="0.46cm" svg:x="0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 office:value-type="string">
            <text:p>Zaria Balti</text:p>
          </table:table-cell>
          <table:table-cell office:value-type="float" office:value="2">
            <text:p>2</text:p>
          </table:table-cell>
          <table:table-cell office:value-type="string">
            <text:p>1 (6 i.E.)</text:p>
          </table:table-cell>
          <table:table-cell table:number-columns-repeated="1020"/>
        </table:table-row>
        <table:table-row table:style-name="ro1">
          <table:table-cell>
            <draw:frame table:end-cell-address="Qualifikation.A16" table:end-x="0.6cm" table:end-y="0.46cm" draw:z-index="224" draw:name="Grafik 54" draw:style-name="gr1" draw:text-style-name="P1" svg:width="0.6cm" svg:height="0.46cm" svg:x="0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Sarajevo</text:p>
          </table:table-cell>
          <table:table-cell office:value-type="float" office:value="1">
            <text:p>1</text:p>
          </table:table-cell>
          <table:table-cell office:value-type="string">
            <text:p>2 (5 i.E.)</text:p>
          </table:table-cell>
          <table:table-cell table:number-columns-repeated="1020"/>
        </table:table-row>
        <table:table-row table:style-name="ro1">
          <table:table-cell>
            <draw:frame table:end-cell-address="Qualifikation.A17" table:end-x="0.6cm" table:end-y="0.46cm" draw:z-index="172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rencvaros Budape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18" table:end-x="0.6cm" table:end-y="0.461cm" draw:z-index="225" draw:name="Grafik 50" draw:style-name="gr1" draw:text-style-name="P1" svg:width="0.6cm" svg:height="0.46cm" svg:x="0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Jelgav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9" table:end-x="0.6cm" table:end-y="0.461cm" draw:z-index="11" draw:name="Grafik 12" draw:style-name="gr1" draw:text-style-name="P1" svg:width="0.6cm" svg:height="0.46cm" svg:x="0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Midtjyllan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>
            <draw:frame table:end-cell-address="Qualifikation.A20" table:end-x="0.6cm" table:end-y="0.461cm" draw:z-index="226" draw:name="Grafik 49" draw:style-name="gr1" draw:text-style-name="P1" svg:width="0.6cm" svg:height="0.46cm" svg:x="0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Derry City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21" table:end-x="0.6cm" table:end-y="0.46cm" draw:z-index="227" draw:name="Grafik 1" draw:style-name="gr1" draw:text-style-name="P1" svg:width="0.6cm" svg:height="0.46cm" svg:x="0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Pjunik Erew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21" table:end-x="0.598cm" table:end-y="0.46cm" draw:z-index="160" draw:name="Grafik 5" draw:style-name="gr1" draw:text-style-name="P1" svg:width="0.6cm" svg:height="0.46cm" svg:x="1.685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Vallet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Qualifikation.A22" table:end-x="0.6cm" table:end-y="0.46cm" draw:z-index="174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Slovan Bratislav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>
            <draw:frame table:end-cell-address="Qualifikation.E22" table:end-x="0.599cm" table:end-y="0.461cm" draw:z-index="7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Qualifikation.A23" table:end-x="0.6cm" table:end-y="0.46cm" draw:z-index="123" draw:name="Grafik 12" draw:style-name="gr1" draw:text-style-name="P1" svg:width="0.6cm" svg:height="0.46cm" svg:x="0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Lyngby B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E23" table:end-x="0.598cm" table:end-y="0.461cm" draw:z-index="162" draw:name="Grafik 37" draw:style-name="gr1" draw:text-style-name="P1" svg:width="0.6cm" svg:height="0.46cm" svg:x="1.68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K Haugesu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Qualifikation.A24" table:end-x="0.6cm" table:end-y="0.46cm" draw:z-index="228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ngor City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24" table:end-x="0.599cm" table:end-y="0.46cm" draw:z-index="108" draw:name="Grafik 38" draw:style-name="gr1" draw:text-style-name="P1" svg:width="0.6cm" svg:height="0.46cm" svg:x="-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5" office:value-type="string">
            <text:p>Lech Posen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>
            <draw:frame table:end-cell-address="Qualifikation.A25" table:end-x="0.6cm" table:end-y="0.46cm" draw:z-index="176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Irtysch Pawlod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25" table:end-x="0.598cm" table:end-y="0.461cm" draw:z-index="164" draw:name="Grafik 46" draw:style-name="gr1" draw:text-style-name="P1" svg:width="0.6cm" svg:height="0.46cm" svg:x="1.685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 Trenc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25" table:end-x="0.599cm" table:end-y="0.461cm" draw:z-index="6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26" table:end-x="0.6cm" table:end-y="0.46cm" draw:z-index="229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3" office:value-type="string">
            <text:p>Dunav Ru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6" table:end-x="0.598cm" table:end-y="0.46cm" draw:z-index="116" draw:name="Grafik 25" draw:style-name="gr1" draw:text-style-name="P1" svg:width="0.6cm" svg:height="0.46cm" svg:x="1.685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nei Yehuda Tel Av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26" table:end-x="0.599cm" table:end-y="0.46cm" draw:z-index="107" draw:name="Grafik 38" draw:style-name="gr1" draw:text-style-name="P1" svg:width="0.6cm" svg:height="0.46cm" svg:x="-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ch Pos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27" table:end-x="0.6cm" table:end-y="0.46cm" draw:z-index="15" draw:name="Grafik 35" draw:style-name="gr1" draw:text-style-name="P1" svg:width="0.6cm" svg:height="0.46cm" svg:x="0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ter Stern Belgrad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E27" table:end-x="0.598cm" table:end-y="0.461cm" draw:z-index="118" draw:name="Grafik 23" draw:style-name="gr1" draw:text-style-name="P1" svg:width="0.6cm" svg:height="0.46cm" svg:x="1.685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Aberde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27" table:end-x="0.596cm" table:end-y="0.46cm" draw:z-index="115" draw:name="Grafik 25" draw:style-name="gr1" draw:text-style-name="P1" svg:width="0.6cm" svg:height="0.46cm" svg:x="1.683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Bnei Yehuda Tel Avi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Qualifikation.A28" table:end-x="0.6cm" table:end-y="0.461cm" draw:z-index="230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Floria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E28" table:end-x="0.598cm" table:end-y="0.461cm" draw:z-index="167" draw:name="Grafik 54" draw:style-name="gr1" draw:text-style-name="P1" svg:width="0.6cm" svg:height="0.46cm" svg:x="1.685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NK Siroki Brij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28" table:end-x="0.599cm" table:end-y="0.461cm" draw:z-index="8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5" office:value-type="string">
            <text:p>Zenit St. Petersbur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29" table:end-x="0.6cm" table:end-y="0.46cm" draw:z-index="127" draw:name="Grafik 11" draw:style-name="gr1" draw:text-style-name="P1" svg:width="0.6cm" svg:height="0.46cm" svg:x="0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Zira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E29" table:end-x="0.599cm" table:end-y="0.46cm" draw:z-index="23" draw:name="Grafik 13" draw:style-name="gr1" draw:text-style-name="P1" svg:width="0.6cm" svg:height="0.46cm" svg:x="-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llon Limass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I29" table:end-x="0.596cm" table:end-y="0.46cm" draw:z-index="117" draw:name="Grafik 23" draw:style-name="gr1" draw:text-style-name="P1" svg:width="0.6cm" svg:height="0.46cm" svg:x="1.683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Aberd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30" table:end-x="0.6cm" table:end-y="0.461cm" draw:z-index="231" draw:name="Grafik 47" draw:style-name="gr1" draw:text-style-name="P1" svg:width="0.6cm" svg:height="0.46cm" svg:x="0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Differdange 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30" table:end-x="0.598cm" table:end-y="0.461cm" draw:z-index="170" draw:name="Grafik 31" draw:style-name="gr1" draw:text-style-name="P1" svg:width="0.6cm" svg:height="0.46cm" svg:x="1.685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ria Balt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30" table:end-x="0.599cm" table:end-y="0.46cm" draw:z-index="22" draw:name="Grafik 13" draw:style-name="gr1" draw:text-style-name="P1" svg:width="0.6cm" svg:height="0.46cm" svg:x="-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llon Limass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31" table:end-x="0.6cm" table:end-y="0.46cm" draw:z-index="232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la To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31" table:end-x="0.598cm" table:end-y="0.46cm" draw:z-index="171" draw:name="Grafik 52" draw:style-name="gr1" draw:text-style-name="P1" svg:width="0.6cm" svg:height="0.46cm" svg:x="1.685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erencvaros Budape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1" table:end-x="0.596cm" table:end-y="0.46cm" draw:z-index="120" draw:name="Grafik 38" draw:style-name="gr1" draw:text-style-name="P1" svg:width="0.6cm" svg:height="0.46cm" svg:x="1.683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rka Gding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Qualifikation.A32" table:end-x="0.6cm" table:end-y="0.46cm" draw:z-index="178" draw:name="Grafik 55" draw:style-name="gr1" draw:text-style-name="P1" svg:width="0.6cm" svg:height="0.46cm" svg:x="0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du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E32" table:end-x="0.599cm" table:end-y="0.461cm" draw:z-index="10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>
            <draw:frame table:end-cell-address="Qualifikation.I32" table:end-x="0.599cm" table:end-y="0.461cm" draw:z-index="9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32" table:end-x="0.601cm" table:end-y="0.46cm" draw:z-index="0" draw:name="Grafik 42" draw:style-name="gr1" draw:text-style-name="P1" svg:width="0.6cm" svg:height="0.46cm" svg:x="0.001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 table:number-columns-repeated="1008"/>
        </table:table-row>
        <table:table-row table:style-name="ro1">
          <table:table-cell>
            <draw:frame table:end-cell-address="Qualifikation.A33" table:end-x="0.6cm" table:end-y="0.461cm" draw:z-index="131" draw:name="Grafik 37" draw:style-name="gr1" draw:text-style-name="P1" svg:width="0.6cm" svg:height="0.46cm" svg:x="0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3" office:value-type="string">
            <text:p>Odds BK Ski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E33" table:end-x="0.598cm" table:end-y="0.46cm" draw:z-index="173" draw:name="Grafik 46" draw:style-name="gr1" draw:text-style-name="P1" svg:width="0.6cm" svg:height="0.46cm" svg:x="1.68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lovan Bratisla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33" table:end-x="0.599cm" table:end-y="0.461cm" draw:z-index="12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Krasnod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33" table:end-x="0.601cm" table:end-y="0.461cm" draw:z-index="1" draw:name="Grafik 16" draw:style-name="gr1" draw:text-style-name="P1" svg:width="0.6cm" svg:height="0.46cm" svg:x="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nit St. Petersburg</text:p>
          </table:table-cell>
          <table:table-cell office:value-type="float" office:value="0">
            <text:p>0</text:p>
          </table:table-cell>
          <table:table-cell office:value-type="string">
            <text:p>1 (2 n.V.)</text:p>
          </table:table-cell>
          <table:table-cell table:number-columns-repeated="1008"/>
        </table:table-row>
        <table:table-row table:style-name="ro1">
          <table:table-cell>
            <draw:frame table:end-cell-address="Qualifikation.A34" table:end-x="0.6cm" table:end-y="0.46cm" draw:z-index="233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Ballymena Unite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34" table:end-x="0.598cm" table:end-y="0.46cm" draw:z-index="122" draw:name="Grafik 12" draw:style-name="gr1" draw:text-style-name="P1" svg:width="0.6cm" svg:height="0.46cm" svg:x="1.685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yngby B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4" table:end-x="0.596cm" table:end-y="0.46cm" draw:z-index="121" draw:name="Grafik 12" draw:style-name="gr1" draw:text-style-name="P1" svg:width="0.6cm" svg:height="0.46cm" svg:x="1.683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yngby B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4" table:end-x="0.601cm" table:end-y="0.46cm" draw:z-index="21" draw:name="Grafik 13" draw:style-name="gr1" draw:text-style-name="P1" svg:width="0.6cm" svg:height="0.46cm" svg:x="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5" office:value-type="string">
            <text:p>Apollon Limass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5" table:end-x="0.6cm" table:end-y="0.461cm" draw:z-index="234" draw:name="Grafik 40" draw:style-name="gr1" draw:text-style-name="P1" svg:width="0.6cm" svg:height="0.46cm" svg:x="0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UMF Stjarnan Gardaba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35" table:end-x="0.598cm" table:end-y="0.46cm" draw:z-index="175" draw:name="Grafik 24" draw:style-name="gr1" draw:text-style-name="P1" svg:width="0.6cm" svg:height="0.46cm" svg:x="1.685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Irtysch Pawlod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35" table:end-x="0.599cm" table:end-y="0.461cm" draw:z-index="13" draw:name="Grafik 35" draw:style-name="gr1" draw:text-style-name="P1" svg:width="0.6cm" svg:height="0.46cm" svg:x="-0.001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ter Ster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35" table:end-x="0.601cm" table:end-y="0.46cm" draw:z-index="2" draw:name="Grafik 12" draw:style-name="gr1" draw:text-style-name="P1" svg:width="0.6cm" svg:height="0.46cm" svg:x="0.001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6" table:end-x="0.6cm" table:end-y="0.46cm" draw:z-index="180" draw:name="Grafik 49" draw:style-name="gr1" draw:text-style-name="P1" svg:width="0.6cm" svg:height="0.46cm" svg:x="0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hamrock Rover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E36" table:end-x="0.599cm" table:end-y="0.46cm" draw:z-index="14" draw:name="Grafik 35" draw:style-name="gr1" draw:text-style-name="P1" svg:width="0.6cm" svg:height="0.46cm" svg:x="-0.00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ter Stern Bel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36" table:end-x="0.599cm" table:end-y="0.461cm" draw:z-index="96" draw:name="Grafik 14" draw:style-name="gr1" draw:text-style-name="P1" svg:width="0.6cm" svg:height="0.46cm" svg:x="-0.00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Sparta Prag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6" table:end-x="0.601cm" table:end-y="0.46cm" draw:z-index="3" draw:name="Grafik 16" draw:style-name="gr1" draw:text-style-name="P1" svg:width="0.6cm" svg:height="0.46cm" svg:x="0.001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Krasnod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7" table:end-x="0.6cm" table:end-y="0.46cm" draw:z-index="182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Qairat Almat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  <draw:frame table:end-cell-address="Qualifikation.E37" table:end-x="0.598cm" table:end-y="0.461cm" draw:z-index="125" draw:name="Grafik 20" draw:style-name="gr1" draw:text-style-name="P1" svg:width="0.6cm" svg:height="0.46cm" svg:x="1.685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tra Giurgiu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I37" table:end-x="0.596cm" table:end-y="0.461cm" draw:z-index="124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tra Giurgiu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7" table:end-x="0.601cm" table:end-y="0.46cm" draw:z-index="4" draw:name="Grafik 35" draw:style-name="gr1" draw:text-style-name="P1" svg:width="0.6cm" svg:height="0.46cm" svg:x="0.00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3" office:value-type="string">
            <text:p>Roter Stern Belgrad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38" table:end-x="0.6cm" table:end-y="0.461cm" draw:z-index="235" draw:name="Grafik 53" draw:style-name="gr1" draw:text-style-name="P1" svg:width="0.6cm" svg:height="0.46cm" svg:x="0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Atlantas Klaipe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38" table:end-x="0.598cm" table:end-y="0.46cm" draw:z-index="126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Zi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38" table:end-x="0.599cm" table:end-y="0.461cm" draw:z-index="26" draw:name="Grafik 34" draw:style-name="gr1" draw:text-style-name="P1" svg:width="0.6cm" svg:height="0.46cm" svg:x="-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3" office:value-type="string">
            <text:p>PFK Oleksandriy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38" table:end-x="0.601cm" table:end-y="0.461cm" draw:z-index="5" draw:name="Grafik 33" draw:style-name="gr1" draw:text-style-name="P1" svg:width="0.6cm" svg:height="0.46cm" svg:x="0.001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5" office:value-type="string">
            <text:p>BATE Boriso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39" table:end-x="0.6cm" table:end-y="0.461cm" draw:z-index="34" draw:name="Grafik 44" draw:style-name="gr1" draw:text-style-name="P1" svg:width="0.6cm" svg:height="0.46cm" svg:x="0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  <draw:frame table:end-cell-address="Qualifikation.E39" table:end-x="0.598cm" table:end-y="0.46cm" draw:z-index="177" draw:name="Grafik 55" draw:style-name="gr1" draw:text-style-name="P1" svg:width="0.6cm" svg:height="0.46cm" svg:x="1.685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Vaduz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39" table:end-x="0.599cm" table:end-y="0.461cm" draw:z-index="95" draw:name="Grafik 22" draw:style-name="gr1" draw:text-style-name="P1" svg:width="0.6cm" svg:height="0.46cm" svg:x="-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Dinamo Zagre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39" table:end-x="0.601cm" table:end-y="0.46cm" draw:z-index="24" draw:name="Grafik 34" draw:style-name="gr1" draw:text-style-name="P1" svg:width="0.6cm" svg:height="0.46cm" svg:x="0.001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5" office:value-type="string">
            <text:p>PFK Oleksandriya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40" table:end-x="0.6cm" table:end-y="0.461cm" draw:z-index="236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4" office:value-type="string">
            <text:p>UE Sant Juli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40" table:end-x="0.598cm" table:end-y="0.461cm" draw:z-index="130" draw:name="Grafik 37" draw:style-name="gr1" draw:text-style-name="P1" svg:width="0.6cm" svg:height="0.46cm" svg:x="1.68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Odds BK Skie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40" table:end-x="0.596cm" table:end-y="0.461cm" draw:z-index="129" draw:name="Grafik 37" draw:style-name="gr1" draw:text-style-name="P1" svg:width="0.6cm" svg:height="0.46cm" svg:x="1.683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Odds BK Sk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40" table:end-x="0.601cm" table:end-y="0.461cm" draw:z-index="27" draw:name="Grafik 22" draw:style-name="gr1" draw:text-style-name="P1" svg:width="0.6cm" svg:height="0.46cm" svg:x="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Zagre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1" table:end-x="0.6cm" table:end-y="0.46cm" draw:z-index="184" draw:name="Grafik 54" draw:style-name="gr1" draw:text-style-name="P1" svg:width="0.6cm" svg:height="0.46cm" svg:x="0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ljeznicar Sarajev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41" table:end-x="0.598cm" table:end-y="0.46cm" draw:z-index="179" draw:name="Grafik 49" draw:style-name="gr1" draw:text-style-name="P1" svg:width="0.6cm" svg:height="0.46cm" svg:x="1.685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hamrock Rov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41" table:end-x="0.596cm" table:end-y="0.46cm" draw:z-index="132" draw:name="Grafik 14" draw:style-name="gr1" draw:text-style-name="P1" svg:width="0.6cm" svg:height="0.46cm" svg:x="1.683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Mlada Boleslav</text:p>
          </table:table-cell>
          <table:table-cell office:value-type="float" office:value="2">
            <text:p>2</text:p>
          </table:table-cell>
          <table:table-cell office:value-type="string">
            <text:p>1 (2 i.E.)</text:p>
          </table:table-cell>
          <table:table-cell>
            <draw:frame table:end-cell-address="Qualifikation.M41" table:end-x="0.601cm" table:end-y="0.461cm" draw:z-index="31" draw:name="Grafik 44" draw:style-name="gr1" draw:text-style-name="P1" svg:width="0.6cm" svg:height="0.46cm" svg:x="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2" table:end-x="0.6cm" table:end-y="0.46cm" draw:z-index="237" draw:name="Grafik 48" draw:style-name="gr1" draw:text-style-name="P1" svg:width="0.6cm" svg:height="0.46cm" svg:x="0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ta Golubovc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42" table:end-x="0.598cm" table:end-y="0.461cm" draw:z-index="133" draw:name="Grafik 14" draw:style-name="gr1" draw:text-style-name="P1" svg:width="0.6cm" svg:height="0.46cm" svg:x="1.685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Mlada Bolesla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I42" table:end-x="0.599cm" table:end-y="0.461cm" draw:z-index="32" draw:name="Grafik 44" draw:style-name="gr1" draw:text-style-name="P1" svg:width="0.6cm" svg:height="0.46cm" svg:x="-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string">
            <text:p>2 (4 i.E.)</text:p>
          </table:table-cell>
          <table:table-cell>
            <draw:frame table:end-cell-address="Qualifikation.M42" table:end-x="0.601cm" table:end-y="0.461cm" draw:z-index="35" draw:name="Grafik 40" draw:style-name="gr1" draw:text-style-name="P1" svg:width="0.6cm" svg:height="0.46cm" svg:x="0.001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5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3" table:end-x="0.6cm" table:end-y="0.461cm" draw:z-index="238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KI Klaksvi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43" table:end-x="0.598cm" table:end-y="0.46cm" draw:z-index="181" draw:name="Grafik 24" draw:style-name="gr1" draw:text-style-name="P1" svg:width="0.6cm" svg:height="0.46cm" svg:x="1.685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Qairat Alma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43" table:end-x="0.599cm" table:end-y="0.461cm" draw:z-index="92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AIK Solna</text:p>
          </table:table-cell>
          <table:table-cell table:style-name="ce5" office:value-type="float" office:value="1">
            <text:p>1</text:p>
          </table:table-cell>
          <table:table-cell office:value-type="string">
            <text:p>1 (1 n.V.)</text:p>
          </table:table-cell>
          <table:table-cell>
            <draw:frame table:end-cell-address="Qualifikation.M43" table:end-x="0.601cm" table:end-y="0.461cm" draw:z-index="36" draw:name="Grafik 19" draw:style-name="gr1" draw:text-style-name="P1" svg:width="0.6cm" svg:height="0.46cm" svg:x="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Sporting Brag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44" table:end-x="0.6cm" table:end-y="0.461cm" draw:z-index="94" draw:name="Grafik 45" draw:style-name="gr1" draw:text-style-name="P1" svg:width="0.6cm" svg:height="0.46cm" svg:x="0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AIK Soln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>
            <draw:frame table:end-cell-address="Qualifikation.E44" table:end-x="0.599cm" table:end-y="0.461cm" draw:z-index="33" draw:name="Grafik 44" draw:style-name="gr1" draw:text-style-name="P1" svg:width="0.6cm" svg:height="0.46cm" svg:x="-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5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44" table:end-x="0.599cm" table:end-y="0.461cm" draw:z-index="37" draw:name="Grafik 19" draw:style-name="gr1" draw:text-style-name="P1" svg:width="0.6cm" svg:height="0.46cm" svg:x="-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Sporting Braga</text:p>
          </table:table-cell>
          <table:table-cell office:value-type="float" office:value="1">
            <text:p>1</text:p>
          </table:table-cell>
          <table:table-cell office:value-type="string">
            <text:p>1 (2 n.V.)</text:p>
          </table:table-cell>
          <table:table-cell>
            <draw:frame table:end-cell-address="Qualifikation.M44" table:end-x="0.601cm" table:end-y="0.46cm" draw:z-index="40" draw:name="Grafik 32" draw:style-name="gr1" draw:text-style-name="P1" svg:width="0.6cm" svg:height="0.46cm" svg:x="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rdar Skopje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5" table:end-x="0.6cm" table:end-y="0.46cm" draw:z-index="186" draw:name="Grafik 48" draw:style-name="gr1" draw:text-style-name="P1" svg:width="0.6cm" svg:height="0.46cm" svg:x="0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3" office:value-type="string">
            <text:p>Mladost Podgoric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E45" table:end-x="0.598cm" table:end-y="0.46cm" draw:z-index="183" draw:name="Grafik 54" draw:style-name="gr1" draw:text-style-name="P1" svg:width="0.6cm" svg:height="0.46cm" svg:x="1.685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eljeznicar Sarajevo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45" table:end-x="0.599cm" table:end-y="0.461cm" draw:z-index="90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turm Graz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45" table:end-x="0.601cm" table:end-y="0.461cm" draw:z-index="41" draw:name="Grafik 27" draw:style-name="gr1" draw:text-style-name="P1" svg:width="0.6cm" svg:height="0.46cm" svg:x="0.00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nerbahce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46" table:end-x="0.6cm" table:end-y="0.46cm" draw:z-index="239" draw:name="Grafik 1" draw:style-name="gr1" draw:text-style-name="P1" svg:width="0.6cm" svg:height="0.46cm" svg:x="0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Gandzasar Kapa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46" table:end-x="0.599cm" table:end-y="0.461cm" draw:z-index="93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IK Sol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46" table:end-x="0.599cm" table:end-y="0.46cm" draw:z-index="42" draw:name="Grafik 27" draw:style-name="gr1" draw:text-style-name="P1" svg:width="0.6cm" svg:height="0.46cm" svg:x="-0.001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nerbahce Istanbu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46" table:end-x="0.601cm" table:end-y="0.46cm" draw:z-index="44" draw:name="Grafik 21" draw:style-name="gr1" draw:text-style-name="P1" svg:width="0.6cm" svg:height="0.46cm" svg:x="0.001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OK Salonik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7" table:end-x="0.6cm" table:end-y="0.461cm" draw:z-index="240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Mladost Lucan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47" table:end-x="0.599cm" table:end-y="0.461cm" draw:z-index="91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Sturm Graz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I47" table:end-x="0.599cm" table:end-y="0.461cm" draw:z-index="89" draw:name="Grafik 34" draw:style-name="gr1" draw:text-style-name="P1" svg:width="0.6cm" svg:height="0.46cm" svg:x="-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impik Donez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47" table:end-x="0.601cm" table:end-y="0.46cm" draw:z-index="49" draw:name="Grafik 45" draw:style-name="gr1" draw:text-style-name="P1" svg:width="0.6cm" svg:height="0.46cm" svg:x="0.001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Östersunds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8" table:end-x="0.6cm" table:end-y="0.46cm" draw:z-index="188" draw:name="Grafik 11" draw:style-name="gr1" draw:text-style-name="P1" svg:width="0.6cm" svg:height="0.46cm" svg:x="0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 office:value-type="string">
            <text:p>Keshla F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E48" table:end-x="0.598cm" table:end-y="0.46cm" draw:z-index="185" draw:name="Grafik 48" draw:style-name="gr1" draw:text-style-name="P1" svg:width="0.6cm" svg:height="0.46cm" svg:x="1.685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Mladost Podgor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48" table:end-x="0.599cm" table:end-y="0.461cm" draw:z-index="46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OK Salonik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48" table:end-x="0.601cm" table:end-y="0.461cm" draw:z-index="52" draw:name="Grafik 14" draw:style-name="gr1" draw:text-style-name="P1" svg:width="0.6cm" svg:height="0.46cm" svg:x="0.00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ktoria Pils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9" table:end-x="0.6cm" table:end-y="0.46cm" draw:z-index="136" draw:name="Grafik 47" draw:style-name="gr1" draw:text-style-name="P1" svg:width="0.6cm" svg:height="0.46cm" svg:x="0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CS Fola Es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E49" table:end-x="0.599cm" table:end-y="0.461cm" draw:z-index="51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Östersunds F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49" table:end-x="0.599cm" table:end-y="0.46cm" draw:z-index="50" draw:name="Grafik 45" draw:style-name="gr1" draw:text-style-name="P1" svg:width="0.6cm" svg:height="0.46cm" svg:x="-0.001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Östersunds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49" table:end-x="0.601cm" table:end-y="0.461cm" draw:z-index="53" draw:name="Grafik 13" draw:style-name="gr1" draw:text-style-name="P1" svg:width="0.6cm" svg:height="0.46cm" svg:x="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0" table:end-x="0.6cm" table:end-y="0.461cm" draw:z-index="241" draw:name="Grafik 31" draw:style-name="gr1" draw:text-style-name="P1" svg:width="0.6cm" svg:height="0.46cm" svg:x="0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Milsami Orhei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E50" table:end-x="0.599cm" table:end-y="0.461cm" draw:z-index="43" draw:name="Grafik 27" draw:style-name="gr1" draw:text-style-name="P1" svg:width="0.6cm" svg:height="0.46cm" svg:x="-0.00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Galatasaray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50" table:end-x="0.596cm" table:end-y="0.461cm" draw:z-index="134" draw:name="Grafik 47" draw:style-name="gr1" draw:text-style-name="P1" svg:width="0.6cm" svg:height="0.46cm" svg:x="1.683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0" table:end-x="0.601cm" table:end-y="0.461cm" draw:z-index="45" draw:name="Grafik 21" draw:style-name="gr1" draw:text-style-name="P1" svg:width="0.6cm" svg:height="0.46cm" svg:x="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nathinaikos Ath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1" table:end-x="0.6cm" table:end-y="0.46cm" draw:z-index="242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I Levadia Tallin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51" table:end-x="0.598cm" table:end-y="0.46cm" draw:z-index="187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Keshla F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51" table:end-x="0.599cm" table:end-y="0.461cm" draw:z-index="54" draw:name="Grafik 13" draw:style-name="gr1" draw:text-style-name="P1" svg:width="0.6cm" svg:height="0.46cm" svg:x="-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Larnak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51" table:end-x="0.601cm" table:end-y="0.461cm" draw:z-index="57" draw:name="Grafik 28" draw:style-name="gr1" draw:text-style-name="P1" svg:width="0.6cm" svg:height="0.46cm" svg:x="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Athletic Bilba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2" table:end-x="0.6cm" table:end-y="0.46cm" draw:z-index="190" draw:name="Grafik 49" draw:style-name="gr1" draw:text-style-name="P1" svg:width="0.6cm" svg:height="0.46cm" svg:x="0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rk Cit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52" table:end-x="0.598cm" table:end-y="0.46cm" draw:z-index="135" draw:name="Grafik 47" draw:style-name="gr1" draw:text-style-name="P1" svg:width="0.6cm" svg:height="0.46cm" svg:x="1.685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  <draw:frame table:end-cell-address="Qualifikation.I52" table:end-x="0.596cm" table:end-y="0.461cm" draw:z-index="137" draw:name="Grafik 33" draw:style-name="gr1" draw:text-style-name="P1" svg:width="0.6cm" svg:height="0.46cm" svg:x="1.683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Min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2" table:end-x="0.601cm" table:end-y="0.461cm" draw:z-index="61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53" table:end-x="0.6cm" table:end-y="0.461cm" draw:z-index="56" draw:name="Grafik 13" draw:style-name="gr1" draw:text-style-name="P1" svg:width="0.6cm" svg:height="0.46cm" svg:x="0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  <draw:frame table:end-cell-address="Qualifikation.E53" table:end-x="0.598cm" table:end-y="0.46cm" draw:z-index="189" draw:name="Grafik 49" draw:style-name="gr1" draw:text-style-name="P1" svg:width="0.6cm" svg:height="0.46cm" svg:x="1.685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ork City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53" table:end-x="0.599cm" table:end-y="0.461cm" draw:z-index="47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Panathinaikos Ath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53" table:end-x="0.601cm" table:end-y="0.461cm" draw:z-index="66" draw:name="Grafik 25" draw:style-name="gr1" draw:text-style-name="P1" svg:width="0.6cm" svg:height="0.46cm" svg:x="0.001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ccabi Tel Av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54" table:end-x="0.6cm" table:end-y="0.461cm" draw:z-index="243" draw:name="Grafik 8" draw:style-name="gr1" draw:text-style-name="P1" svg:width="0.6cm" svg:height="0.46cm" svg:x="0cm" svg:y="0.001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Lincoln Red Imps F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54" table:end-x="0.599cm" table:end-y="0.461cm" draw:z-index="55" draw:name="Grafik 13" draw:style-name="gr1" draw:text-style-name="P1" svg:width="0.6cm" svg:height="0.46cm" svg:x="-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54" table:end-x="0.596cm" table:end-y="0.461cm" draw:z-index="128" draw:name="Grafik 11" draw:style-name="gr1" draw:text-style-name="P1" svg:width="0.6cm" svg:height="0.46cm" svg:x="1.683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Qäbälä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4" table:end-x="0.601cm" table:end-y="0.46cm" draw:z-index="72" draw:name="Grafik 39" draw:style-name="gr1" draw:text-style-name="P1" svg:width="0.6cm" svg:height="0.46cm" svg:x="0.001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Ludogorez Rasgr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5" table:end-x="0.6cm" table:end-y="0.461cm" draw:z-index="192" draw:name="Grafik 32" draw:style-name="gr1" draw:text-style-name="P1" svg:width="0.6cm" svg:height="0.46cm" svg:x="0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 office:value-type="string">
            <text:p>Rabotnicki Skopj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  <draw:frame table:end-cell-address="Qualifikation.E55" table:end-x="0.598cm" table:end-y="0.461cm" draw:z-index="191" draw:name="Grafik 32" draw:style-name="gr1" draw:text-style-name="P1" svg:width="0.6cm" svg:height="0.46cm" svg:x="1.685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Rabotnicki Skopj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55" table:end-x="0.596cm" table:end-y="0.461cm" draw:z-index="140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Bukar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55" table:end-x="0.601cm" table:end-y="0.461cm" draw:z-index="73" draw:name="Grafik 53" draw:style-name="gr1" draw:text-style-name="P1" svg:width="0.6cm" svg:height="0.46cm" svg:x="0.001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5" office:value-type="string">
            <text:p>Suduva Marijampole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6" table:end-x="0.6cm" table:end-y="0.46cm" draw:z-index="244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 Penne Galazza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56" table:end-x="0.598cm" table:end-y="0.46cm" draw:z-index="138" draw:name="Grafik 33" draw:style-name="gr1" draw:text-style-name="P1" svg:width="0.6cm" svg:height="0.46cm" svg:x="1.685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Mins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I56" table:end-x="0.599cm" table:end-y="0.461cm" draw:z-index="60" draw:name="Grafik 28" draw:style-name="gr1" draw:text-style-name="P1" svg:width="0.6cm" svg:height="0.46cm" svg:x="-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thletic Bilba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56" table:end-x="0.601cm" table:end-y="0.46cm" draw:z-index="77" draw:name="Grafik 29" draw:style-name="gr1" draw:text-style-name="P1" svg:width="0.6cm" svg:height="0.46cm" svg:x="0.0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3" office:value-type="string">
            <text:p>AC Mailan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7" table:end-x="0.6cm" table:end-y="0.46cm" draw:z-index="139" draw:name="Grafik 33" draw:style-name="gr1" draw:text-style-name="P1" svg:width="0.6cm" svg:height="0.46cm" svg:x="0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Minsk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E57" table:end-x="0.598cm" table:end-y="0.46cm" draw:z-index="141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Qäbälä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57" table:end-x="0.599cm" table:end-y="0.46cm" draw:z-index="88" draw:name="Grafik 41" draw:style-name="gr1" draw:text-style-name="P1" svg:width="0.6cm" svg:height="0.46cm" svg:x="-0.001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KAA Gent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7" table:end-x="0.601cm" table:end-y="0.46cm" draw:z-index="79" draw:name="Grafik 32" draw:style-name="gr1" draw:text-style-name="P1" svg:width="0.6cm" svg:height="0.46cm" svg:x="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8" table:end-x="0.6cm" table:end-y="0.46cm" draw:z-index="245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SI Run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58" table:end-x="0.598cm" table:end-y="0.461cm" draw:z-index="193" draw:name="Grafik 38" draw:style-name="gr1" draw:text-style-name="P1" svg:width="0.6cm" svg:height="0.46cm" svg:x="1.685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Jagiellonia Bialyst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58" table:end-x="0.599cm" table:end-y="0.461cm" draw:z-index="63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58" table:end-x="0.601cm" table:end-y="0.461cm" draw:z-index="83" draw:name="Grafik 22" draw:style-name="gr1" draw:text-style-name="P1" svg:width="0.6cm" svg:height="0.46cm" svg:x="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Osijek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9" table:end-x="0.6cm" table:end-y="0.46cm" draw:z-index="246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Dinamo Batum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59" table:end-x="0.599cm" table:end-y="0.461cm" draw:z-index="64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I59" table:end-x="0.599cm" table:end-y="0.46cm" draw:z-index="69" draw:name="Grafik 25" draw:style-name="gr1" draw:text-style-name="P1" svg:width="0.6cm" svg:height="0.46cm" svg:x="-0.00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9" table:end-x="0.601cm" table:end-y="0.461cm" draw:z-index="67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Austria W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0" table:end-x="0.6cm" table:end-y="0.461cm" draw:z-index="194" draw:name="Grafik 38" draw:style-name="gr1" draw:text-style-name="P1" svg:width="0.6cm" svg:height="0.46cm" svg:x="0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4" office:value-type="string">
            <text:p>Jagiellonia Bialyst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E60" table:end-x="0.598cm" table:end-y="0.461cm" draw:z-index="195" draw:name="Grafik 33" draw:style-name="gr1" draw:text-style-name="P1" svg:width="0.6cm" svg:height="0.46cm" svg:x="1.685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Dinamo Br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60" table:end-x="0.599cm" table:end-y="0.461cm" draw:z-index="59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nionios Ath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0" table:end-x="0.601cm" table:end-y="0.46cm" draw:z-index="87" draw:name="Grafik 41" draw:style-name="gr1" draw:text-style-name="P1" svg:width="0.6cm" svg:height="0.46cm" svg:x="0.001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rügge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1" table:end-x="0.6cm" table:end-y="0.46cm" draw:z-index="247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3" office:value-type="string">
            <text:p>Tschichura Satschche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61" table:end-x="0.599cm" table:end-y="0.46cm" draw:z-index="70" draw:name="Grafik 25" draw:style-name="gr1" draw:text-style-name="P1" svg:width="0.6cm" svg:height="0.46cm" svg:x="-0.00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ccabi Tel Avi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I61" table:end-x="0.599cm" table:end-y="0.46cm" draw:z-index="74" draw:name="Grafik 53" draw:style-name="gr1" draw:text-style-name="P1" svg:width="0.6cm" svg:height="0.46cm" svg:x="-0.001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duva Marijampo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61" table:end-x="0.601cm" table:end-y="0.461cm" draw:z-index="58" draw:name="Grafik 21" draw:style-name="gr1" draw:text-style-name="P1" svg:width="0.6cm" svg:height="0.46cm" svg:x="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Ath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2" table:end-x="0.6cm" table:end-y="0.461cm" draw:z-index="65" draw:name="Grafik 36" draw:style-name="gr1" draw:text-style-name="P1" svg:width="0.6cm" svg:height="0.46cm" svg:x="0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62" table:end-x="0.598cm" table:end-y="0.461cm" draw:z-index="196" draw:name="Grafik 40" draw:style-name="gr1" draw:text-style-name="P1" svg:width="0.6cm" svg:height="0.46cm" svg:x="1.685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R Reykj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62" table:end-x="0.596cm" table:end-y="0.461cm" draw:z-index="142" draw:name="Grafik 15" draw:style-name="gr1" draw:text-style-name="P1" svg:width="0.6cm" svg:height="0.46cm" svg:x="1.683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S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62" table:end-x="0.601cm" table:end-y="0.46cm" draw:z-index="97" draw:name="Grafik 20" draw:style-name="gr1" draw:text-style-name="P1" svg:width="0.6cm" svg:height="0.46cm" svg:x="0.001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Viitorul Constan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3" table:end-x="0.6cm" table:end-y="0.461cm" draw:z-index="71" draw:name="Grafik 25" draw:style-name="gr1" draw:text-style-name="P1" svg:width="0.6cm" svg:height="0.46cm" svg:x="0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E63" table:end-x="0.599cm" table:end-y="0.461cm" draw:z-index="48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nionios Ath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63" table:end-x="0.596cm" table:end-y="0.461cm" draw:z-index="144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niversitatea Craiov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3" table:end-x="0.601cm" table:end-y="0.461cm" draw:z-index="62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RB Salzburg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Qualifikation.A64" table:end-x="0.6cm" table:end-y="0.46cm" draw:z-index="248" draw:name="Grafik 44" draw:style-name="gr1" draw:text-style-name="P1" svg:width="0.6cm" svg:height="0.46cm" svg:x="0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KF Tiran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64" table:end-x="0.598cm" table:end-y="0.461cm" draw:z-index="198" draw:name="Grafik 26" draw:style-name="gr1" draw:text-style-name="P1" svg:width="0.6cm" svg:height="0.46cm" svg:x="1.685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ND Goric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64" table:end-x="0.599cm" table:end-y="0.46cm" draw:z-index="78" draw:name="Grafik 29" draw:style-name="gr1" draw:text-style-name="P1" svg:width="0.6cm" svg:height="0.46cm" svg:x="-0.0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C Mai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64" table:end-x="0.601cm" table:end-y="0.46cm" draw:z-index="98" draw:name="Grafik 26" draw:style-name="gr1" draw:text-style-name="P1" svg:width="0.6cm" svg:height="0.46cm" svg:x="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Domz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5" table:end-x="0.6cm" table:end-y="0.461cm" draw:z-index="197" draw:name="Grafik 40" draw:style-name="gr1" draw:text-style-name="P1" svg:width="0.6cm" svg:height="0.46cm" svg:x="0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3" office:value-type="string">
            <text:p>KR Reykjavi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65" table:end-x="0.598cm" table:end-y="0.461cm" draw:z-index="200" draw:name="Grafik 50" draw:style-name="gr1" draw:text-style-name="P1" svg:width="0.6cm" svg:height="0.46cm" svg:x="1.685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Liepaj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65" table:end-x="0.596cm" table:end-y="0.461cm" draw:z-index="145" draw:name="Grafik 53" draw:style-name="gr1" draw:text-style-name="P1" svg:width="0.6cm" svg:height="0.46cm" svg:x="1.683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Traka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65" table:end-x="0.601cm" table:end-y="0.461cm" draw:z-index="102" draw:name="Grafik 30" draw:style-name="gr1" draw:text-style-name="P1" svg:width="0.6cm" svg:height="0.46cm" svg:x="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que Marseil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6" table:end-x="0.6cm" table:end-y="0.46cm" draw:z-index="249" draw:name="Grafik 51" draw:style-name="gr1" draw:text-style-name="P1" svg:width="0.6cm" svg:height="0.46cm" svg:x="0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JK Seinäjok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66" table:end-x="0.599cm" table:end-y="0.46cm" draw:z-index="75" draw:name="Grafik 53" draw:style-name="gr1" draw:text-style-name="P1" svg:width="0.6cm" svg:height="0.46cm" svg:x="-0.001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duva Marijampo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I66" table:end-x="0.599cm" table:end-y="0.46cm" draw:z-index="80" draw:name="Grafik 32" draw:style-name="gr1" draw:text-style-name="P1" svg:width="0.6cm" svg:height="0.46cm" svg:x="-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66" table:end-x="0.601cm" table:end-y="0.461cm" draw:z-index="16" draw:name="Grafik 42" draw:style-name="gr1" draw:text-style-name="P1" svg:width="0.6cm" svg:height="0.46cm" svg:x="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Ajax Amster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67" table:end-x="0.6cm" table:end-y="0.461cm" draw:z-index="250" draw:name="Grafik 26" draw:style-name="gr1" draw:text-style-name="P1" svg:width="0.6cm" svg:height="0.46cm" svg:x="0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irak Gjumr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67" table:end-x="0.598cm" table:end-y="0.46cm" draw:z-index="202" draw:name="Grafik 45" draw:style-name="gr1" draw:text-style-name="P1" svg:width="0.6cm" svg:height="0.46cm" svg:x="1.685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IFK Norrköping</text:p>
          </table:table-cell>
          <table:table-cell office:value-type="float" office:value="2">
            <text:p>2</text:p>
          </table:table-cell>
          <table:table-cell office:value-type="string">
            <text:p>1 (3 i.E.)</text:p>
          </table:table-cell>
          <table:table-cell>
            <draw:frame table:end-cell-address="Qualifikation.I67" table:end-x="0.599cm" table:end-y="0.461cm" draw:z-index="17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 office:value-type="string">
            <text:p>PSV Eindhov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7" table:end-x="0.601cm" table:end-y="0.46cm" draw:z-index="105" draw:name="Grafik 37" draw:style-name="gr1" draw:text-style-name="P1" svg:width="0.6cm" svg:height="0.46cm" svg:x="0.001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8" table:end-x="0.6cm" table:end-y="0.46cm" draw:z-index="199" draw:name="Grafik 26" draw:style-name="gr1" draw:text-style-name="P1" svg:width="0.6cm" svg:height="0.46cm" svg:x="0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D Gorica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E68" table:end-x="0.598cm" table:end-y="0.46cm" draw:z-index="146" draw:name="Grafik 53" draw:style-name="gr1" draw:text-style-name="P1" svg:width="0.6cm" svg:height="0.46cm" svg:x="1.685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K Trakai</text:p>
          </table:table-cell>
          <table:table-cell office:value-type="float" office:value="1">
            <text:p>1</text:p>
          </table:table-cell>
          <table:table-cell office:value-type="string">
            <text:p>2 (5 i.E.)</text:p>
          </table:table-cell>
          <table:table-cell>
            <draw:frame table:end-cell-address="Qualifikation.I68" table:end-x="0.599cm" table:end-y="0.46cm" draw:z-index="84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Osije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8" table:end-x="0.601cm" table:end-y="0.46cm" draw:z-index="106" draw:name="Grafik 38" draw:style-name="gr1" draw:text-style-name="P1" svg:width="0.6cm" svg:height="0.46cm" svg:x="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9" table:end-x="0.6cm" table:end-y="0.46cm" draw:z-index="251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Crusad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>
            <draw:frame table:end-cell-address="Qualifikation.E69" table:end-x="0.599cm" table:end-y="0.46cm" draw:z-index="81" draw:name="Grafik 32" draw:style-name="gr1" draw:text-style-name="P1" svg:width="0.6cm" svg:height="0.46cm" svg:x="-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I69" table:end-x="0.599cm" table:end-y="0.461cm" draw:z-index="68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Austria W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69" table:end-x="0.601cm" table:end-y="0.46cm" draw:z-index="109" draw:name="Grafik 31" draw:style-name="gr1" draw:text-style-name="P1" svg:width="0.6cm" svg:height="0.46cm" svg:x="0.001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70" table:end-x="0.6cm" table:end-y="0.461cm" draw:z-index="201" draw:name="Grafik 50" draw:style-name="gr1" draw:text-style-name="P1" svg:width="0.6cm" svg:height="0.46cm" svg:x="0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Liepaj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70" table:end-x="0.598cm" table:end-y="0.461cm" draw:z-index="204" draw:name="Grafik 51" draw:style-name="gr1" draw:text-style-name="P1" svg:width="0.6cm" svg:height="0.46cm" svg:x="1.685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JK Helsink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70" table:end-x="0.596cm" table:end-y="0.461cm" draw:z-index="148" draw:name="Grafik 13" draw:style-name="gr1" draw:text-style-name="P1" svg:width="0.6cm" svg:height="0.46cm" svg:x="1.683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EL Limass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70" table:end-x="0.601cm" table:end-y="0.461cm" draw:z-index="18" draw:name="Grafik 35" draw:style-name="gr1" draw:text-style-name="P1" svg:width="0.6cm" svg:height="0.46cm" svg:x="0.001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rtizan Belgra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Qualifikation.A71" table:end-x="0.6cm" table:end-y="0.461cm" draw:z-index="252" draw:name="Grafik 33" draw:style-name="gr1" draw:text-style-name="P1" svg:width="0.6cm" svg:height="0.46cm" svg:x="0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achzjor Salihor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71" table:end-x="0.599cm" table:end-y="0.46cm" draw:z-index="85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Osije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71" table:end-x="0.596cm" table:end-y="0.46cm" draw:z-index="151" draw:name="Grafik 17" draw:style-name="gr1" draw:text-style-name="P1" svg:width="0.6cm" svg:height="0.46cm" svg:x="1.683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C Frei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71" table:end-x="0.601cm" table:end-y="0.46cm" draw:z-index="110" draw:name="Grafik 52" draw:style-name="gr1" draw:text-style-name="P1" svg:width="0.6cm" svg:height="0.46cm" svg:x="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5" office:value-type="string">
            <text:p>Videoton FC Szekesfehervar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72" table:end-x="0.6cm" table:end-y="0.46cm" draw:z-index="76" draw:name="Grafik 53" draw:style-name="gr1" draw:text-style-name="P1" svg:width="0.6cm" svg:height="0.46cm" svg:x="0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rijampo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72" table:end-x="0.598cm" table:end-y="0.461cm" draw:z-index="143" draw:name="Grafik 15" draw:style-name="gr1" draw:text-style-name="P1" svg:width="0.6cm" svg:height="0.46cm" svg:x="1.685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Luze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72" table:end-x="0.599cm" table:end-y="0.46cm" draw:z-index="99" draw:name="Grafik 26" draw:style-name="gr1" draw:text-style-name="P1" svg:width="0.6cm" svg:height="0.46cm" svg:x="-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Domza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72" table:end-x="0.601cm" table:end-y="0.46cm" draw:z-index="114" draw:name="Grafik 18" draw:style-name="gr1" draw:text-style-name="P1" svg:width="0.6cm" svg:height="0.46cm" svg:x="0.001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Evert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3" table:end-x="0.6cm" table:end-y="0.46cm" draw:z-index="203" draw:name="Grafik 45" draw:style-name="gr1" draw:text-style-name="P1" svg:width="0.6cm" svg:height="0.46cm" svg:x="0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IFK Norrköpin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  <draw:frame table:end-cell-address="Qualifikation.E73" table:end-x="0.598cm" table:end-y="0.46cm" draw:z-index="206" draw:name="Grafik 47" draw:style-name="gr1" draw:text-style-name="P1" svg:width="0.6cm" svg:height="0.46cm" svg:x="1.685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rogres Niederko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73" table:end-x="0.599cm" table:end-y="0.46cm" draw:z-index="103" draw:name="Grafik 30" draw:style-name="gr1" draw:text-style-name="P1" svg:width="0.6cm" svg:height="0.46cm" svg:x="-0.001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que Marseil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>
            <draw:frame table:end-cell-address="Qualifikation.M73" table:end-x="0.601cm" table:end-y="0.46cm" draw:z-index="28" draw:name="Grafik 22" draw:style-name="gr1" draw:text-style-name="P1" svg:width="0.6cm" svg:height="0.46cm" svg:x="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Hajduk Spl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4" table:end-x="0.6cm" table:end-y="0.461cm" draw:z-index="253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3" office:value-type="string">
            <text:p>KF Pristin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74" table:end-x="0.598cm" table:end-y="0.461cm" draw:z-index="149" draw:name="Grafik 13" draw:style-name="gr1" draw:text-style-name="P1" svg:width="0.6cm" svg:height="0.46cm" svg:x="1.685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EL Limass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74" table:end-x="0.596cm" table:end-y="0.46cm" draw:z-index="152" draw:name="Grafik 41" draw:style-name="gr1" draw:text-style-name="P1" svg:width="0.6cm" svg:height="0.46cm" svg:x="1.683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V Oosten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74" table:end-x="0.601cm" table:end-y="0.461cm" draw:z-index="38" draw:name="Grafik 19" draw:style-name="gr1" draw:text-style-name="P1" svg:width="0.6cm" svg:height="0.46cm" svg:x="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Maritimo Funchal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5" table:end-x="0.6cm" table:end-y="0.461cm" draw:z-index="254" draw:name="Grafik 23" draw:style-name="gr1" draw:text-style-name="P1" svg:width="0.6cm" svg:height="0.46cm" svg:x="0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St. Johnsto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75" table:end-x="0.598cm" table:end-y="0.461cm" draw:z-index="208" draw:name="Grafik 40" draw:style-name="gr1" draw:text-style-name="P1" svg:width="0.6cm" svg:height="0.46cm" svg:x="1.685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Valur Reykjavi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75" table:end-x="0.599cm" table:end-y="0.461cm" draw:z-index="104" draw:name="Grafik 30" draw:style-name="gr1" draw:text-style-name="P1" svg:width="0.6cm" svg:height="0.46cm" svg:x="-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 office:value-type="string">
            <text:p>Girondins Bordeau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75" table:end-x="0.601cm" table:end-y="0.461cm" draw:z-index="25" draw:name="Grafik 34" draw:style-name="gr1" draw:text-style-name="P1" svg:width="0.6cm" svg:height="0.46cm" svg:x="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5" office:value-type="string">
            <text:p>Dynamo Kie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76" table:end-x="0.6cm" table:end-y="0.461cm" draw:z-index="147" draw:name="Grafik 53" draw:style-name="gr1" draw:text-style-name="P1" svg:width="0.6cm" svg:height="0.46cm" svg:x="0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Traka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E76" table:end-x="0.599cm" table:end-y="0.46cm" draw:z-index="100" draw:name="Grafik 26" draw:style-name="gr1" draw:text-style-name="P1" svg:width="0.6cm" svg:height="0.46cm" svg:x="-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Domz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I76" table:end-x="0.599cm" table:end-y="0.46cm" draw:z-index="111" draw:name="Grafik 52" draw:style-name="gr1" draw:text-style-name="P1" svg:width="0.6cm" svg:height="0.46cm" svg:x="-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deoton FC Szekesfeherva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>
            <draw:frame table:end-cell-address="Qualifikation.A77" table:end-x="0.6cm" table:end-y="0.46cm" draw:z-index="82" draw:name="Grafik 32" draw:style-name="gr1" draw:text-style-name="P1" svg:width="0.6cm" svg:height="0.46cm" svg:x="0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  <draw:frame table:end-cell-address="Qualifikation.E77" table:end-x="0.598cm" table:end-y="0.461cm" draw:z-index="210" draw:name="Grafik 6" draw:style-name="gr1" draw:text-style-name="P1" svg:width="0.6cm" svg:height="0.46cm" svg:x="1.685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omme Kalj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77" table:end-x="0.596cm" table:end-y="0.461cm" draw:z-index="153" draw:name="Grafik 18" draw:style-name="gr1" draw:text-style-name="P1" svg:width="0.6cm" svg:height="0.46cm" svg:x="1.683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Everton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>
            <draw:frame table:end-cell-address="Qualifikation.A78" table:end-x="0.6cm" table:end-y="0.46cm" draw:z-index="255" draw:name="Grafik 31" draw:style-name="gr1" draw:text-style-name="P1" svg:width="0.6cm" svg:height="0.46cm" svg:x="0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Dacia Chisinau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78" table:end-x="0.599cm" table:end-y="0.46cm" draw:z-index="112" draw:name="Grafik 52" draw:style-name="gr1" draw:text-style-name="P1" svg:width="0.6cm" svg:height="0.46cm" svg:x="-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deoton FC Szekesfehervar</text:p>
          </table:table-cell>
          <table:table-cell table:style-name="ce5" office:value-type="float" office:value="3">
            <text:p>3</text:p>
          </table:table-cell>
          <table:table-cell office:value-type="float" office:value="1">
            <text:p>1</text:p>
            <draw:frame table:end-cell-address="Qualifikation.I78" table:end-x="0.596cm" table:end-y="0.46cm" draw:z-index="154" draw:name="Grafik 46" draw:style-name="gr1" draw:text-style-name="P1" svg:width="0.6cm" svg:height="0.46cm" svg:x="1.683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MFK Ruzomberok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79" table:end-x="0.6cm" table:end-y="0.46cm" draw:z-index="256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nnahs Quay Noma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79" table:end-x="0.598cm" table:end-y="0.46cm" draw:z-index="155" draw:name="Grafik 46" draw:style-name="gr1" draw:text-style-name="P1" svg:width="0.6cm" svg:height="0.46cm" svg:x="1.68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MFK Ruzombero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79" table:end-x="0.599cm" table:end-y="0.461cm" draw:z-index="19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Bröndby IF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80" table:end-x="0.6cm" table:end-y="0.461cm" draw:z-index="205" draw:name="Grafik 51" draw:style-name="gr1" draw:text-style-name="P1" svg:width="0.6cm" svg:height="0.46cm" svg:x="0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 office:value-type="string">
            <text:p>HJK Helsink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E80" table:end-x="0.598cm" table:end-y="0.46cm" draw:z-index="211" draw:name="Grafik 37" draw:style-name="gr1" draw:text-style-name="P1" svg:width="0.6cm" svg:height="0.46cm" svg:x="1.685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Brann Berg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80" table:end-x="0.599cm" table:end-y="0.461cm" draw:z-index="29" draw:name="Grafik 22" draw:style-name="gr1" draw:text-style-name="P1" svg:width="0.6cm" svg:height="0.46cm" svg:x="-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ajduk Spl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81" table:end-x="0.6cm" table:end-y="0.46cm" draw:z-index="257" draw:name="Grafik 2" draw:style-name="gr1" draw:text-style-name="P1" svg:width="0.6cm" svg:height="0.46cm" svg:x="0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UE Santa Colom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81" table:end-x="0.599cm" table:end-y="0.461cm" draw:z-index="20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3" office:value-type="string">
            <text:p>Bröndby I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81" table:end-x="0.596cm" table:end-y="0.461cm" draw:z-index="157" draw:name="Grafik 39" draw:style-name="gr1" draw:text-style-name="P1" svg:width="0.6cm" svg:height="0.46cm" svg:x="1.683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otev Plovdiv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82" table:end-x="0.6cm" table:end-y="0.46cm" draw:z-index="86" draw:name="Grafik 22" draw:style-name="gr1" draw:text-style-name="P1" svg:width="0.6cm" svg:height="0.46cm" svg:x="0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Osije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82" table:end-x="0.598cm" table:end-y="0.46cm" draw:z-index="212" draw:name="Grafik 51" draw:style-name="gr1" draw:text-style-name="P1" svg:width="0.6cm" svg:height="0.46cm" svg:x="1.685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aasan P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82" table:end-x="0.599cm" table:end-y="0.461cm" draw:z-index="39" draw:name="Grafik 19" draw:style-name="gr1" draw:text-style-name="P1" svg:width="0.6cm" svg:height="0.46cm" svg:x="-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3" office:value-type="string">
            <text:p>Maritimo Funchal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83" table:end-x="0.6cm" table:end-y="0.46cm" draw:z-index="119" draw:name="Grafik 23" draw:style-name="gr1" draw:text-style-name="P1" svg:width="0.6cm" svg:height="0.46cm" svg:x="0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Glasgow Rang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E83" table:end-x="0.599cm" table:end-y="0.46cm" draw:z-index="30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ajduk Spl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>
            <draw:frame table:end-cell-address="Qualifikation.A84" table:end-x="0.6cm" table:end-y="0.461cm" draw:z-index="207" draw:name="Grafik 47" draw:style-name="gr1" draw:text-style-name="P1" svg:width="0.6cm" svg:height="0.46cm" svg:x="0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Progres Niederko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84" table:end-x="0.598cm" table:end-y="0.46cm" draw:z-index="215" draw:name="Grafik 39" draw:style-name="gr1" draw:text-style-name="P1" svg:width="0.6cm" svg:height="0.46cm" svg:x="1.685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Levski Sof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>
            <draw:frame table:end-cell-address="Qualifikation.A85" table:end-x="0.6cm" table:end-y="0.46cm" draw:z-index="258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St. Josephs FC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85" table:end-x="0.598cm" table:end-y="0.461cm" draw:z-index="217" draw:name="Grafik 25" draw:style-name="gr1" draw:text-style-name="P1" svg:width="0.6cm" svg:height="0.46cm" svg:x="1.685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eitar Jerusal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>
            <draw:frame table:end-cell-address="Qualifikation.A86" table:end-x="0.6cm" table:end-y="0.46cm" draw:z-index="150" draw:name="Grafik 13" draw:style-name="gr1" draw:text-style-name="P1" svg:width="0.6cm" svg:height="0.46cm" svg:x="0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L Limassol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  <draw:frame table:end-cell-address="Qualifikation.E86" table:end-x="0.598cm" table:end-y="0.461cm" draw:z-index="158" draw:name="Grafik 39" draw:style-name="gr1" draw:text-style-name="P1" svg:width="0.6cm" svg:height="0.46cm" svg:x="1.685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otev Plovdiv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>
            <draw:frame table:end-cell-address="Qualifikation.A87" table:end-x="0.6cm" table:end-y="0.46cm" draw:z-index="259" draw:name="Grafik 50" draw:style-name="gr1" draw:text-style-name="P1" svg:width="0.6cm" svg:height="0.46cm" svg:x="0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Ventspils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>
            <draw:frame table:end-cell-address="Qualifikation.A88" table:end-x="0.6cm" table:end-y="0.46cm" draw:z-index="209" draw:name="Grafik 40" draw:style-name="gr1" draw:text-style-name="P1" svg:width="0.6cm" svg:height="0.46cm" svg:x="0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Valur Reykjavi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>
            <draw:frame table:end-cell-address="Qualifikation.A89" table:end-x="0.6cm" table:end-y="0.461cm" draw:z-index="101" draw:name="Grafik 26" draw:style-name="gr1" draw:text-style-name="P1" svg:width="0.6cm" svg:height="0.46cm" svg:x="0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Domz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0" table:end-x="0.6cm" table:end-y="0.46cm" draw:z-index="260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lora Tallin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1" table:end-x="0.6cm" table:end-y="0.46cm" draw:z-index="214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4" office:value-type="string">
            <text:p>Nomme Kalju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2" table:end-x="0.6cm" table:end-y="0.461cm" draw:z-index="261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B36 Torshavn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>
            <draw:frame table:end-cell-address="Qualifikation.A93" table:end-x="0.6cm" table:end-y="0.46cm" draw:z-index="113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deoton FC Szekesfeherv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4" table:end-x="0.6cm" table:end-y="0.461cm" draw:z-index="262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Balzan Youth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5" table:end-x="0.6cm" table:end-y="0.461cm" draw:z-index="156" draw:name="Grafik 46" draw:style-name="gr1" draw:text-style-name="P1" svg:width="0.6cm" svg:height="0.46cm" svg:x="0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FK Ruzombero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6" table:end-x="0.6cm" table:end-y="0.461cm" draw:z-index="263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Vojvodina Novi S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7" table:end-x="0.6cm" table:end-y="0.46cm" draw:z-index="213" draw:name="Grafik 51" draw:style-name="gr1" draw:text-style-name="P1" svg:width="0.6cm" svg:height="0.46cm" svg:x="0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asan PS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98" table:end-x="0.6cm" table:end-y="0.46cm" draw:z-index="264" draw:name="Grafik 26" draw:style-name="gr1" draw:text-style-name="P1" svg:width="0.6cm" svg:height="0.46cm" svg:x="0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impija Ljubljan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9" table:end-x="0.6cm" table:end-y="0.46cm" draw:z-index="216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evski Sofi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0" table:end-x="0.6cm" table:end-y="0.461cm" draw:z-index="265" draw:name="Grafik 48" draw:style-name="gr1" draw:text-style-name="P1" svg:width="0.6cm" svg:height="0.46cm" svg:x="0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tjeska Niks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1" table:end-x="0.6cm" table:end-y="0.46cm" draw:z-index="218" draw:name="Grafik 25" draw:style-name="gr1" draw:text-style-name="P1" svg:width="0.6cm" svg:height="0.46cm" svg:x="0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Beitar Jerusal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02" table:end-x="0.6cm" table:end-y="0.46cm" draw:z-index="266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sas Budape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3" table:end-x="0.6cm" table:end-y="0.46cm" draw:z-index="267" draw:name="Grafik 44" draw:style-name="gr1" draw:text-style-name="P1" svg:width="0.6cm" svg:height="0.46cm" svg:x="0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rtizani Tira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4" table:end-x="0.6cm" table:end-y="0.461cm" draw:z-index="159" draw:name="Grafik 39" draw:style-name="gr1" draw:text-style-name="P1" svg:width="0.6cm" svg:height="0.46cm" svg:x="0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Botev Plovdiv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9" table:default-cell-style-name="ce6"/>
        <table:table-column table:style-name="co12" table:default-cell-style-name="ce6"/>
        <table:table-column table:style-name="co13" table:default-cell-style-name="ce6"/>
        <table:table-column table:style-name="co9" table:default-cell-style-name="ce6"/>
        <table:table-column table:style-name="co14" table:default-cell-style-name="ce6"/>
        <table:table-column table:style-name="co11" table:default-cell-style-name="ce6"/>
        <table:table-column table:style-name="co15" table:default-cell-style-name="ce6"/>
        <table:table-column table:style-name="co1" table:default-cell-style-name="ce6"/>
        <table:table-column table:style-name="co16" table:default-cell-style-name="ce6"/>
        <table:table-column table:style-name="co13" table:default-cell-style-name="ce6"/>
        <table:table-column table:style-name="co10" table:default-cell-style-name="ce6"/>
        <table:table-column table:style-name="co11" table:default-cell-style-name="ce6"/>
        <table:table-column table:style-name="co14" table:number-columns-repeated="3" table:default-cell-style-name="ce6"/>
        <table:table-column table:style-name="co13" table:default-cell-style-name="ce6"/>
        <table:table-column table:style-name="co14" table:default-cell-style-name="ce6"/>
        <table:table-column table:style-name="co6" table:number-columns-repeated="1001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2017/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A</text:p>
          </table:table-cell>
          <table:table-cell table:style-name="ce7"/>
          <table:table-cell table:number-columns-repeated="10"/>
          <table:table-cell table:style-name="ce7" office:value-type="string">
            <text:p>Gruppe G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VIL</text:p>
          </table:table-cell>
          <table:table-cell office:value-type="string">
            <text:p>AST</text:p>
          </table:table-cell>
          <table:table-cell office:value-type="string">
            <text:p>SLAV</text:p>
          </table:table-cell>
          <table:table-cell office:value-type="string">
            <text:p>MTA</text:p>
          </table:table-cell>
          <table:table-cell table:number-columns-repeated="8"/>
          <table:table-cell office:value-type="string">
            <text:p>PIL</text:p>
          </table:table-cell>
          <table:table-cell office:value-type="string">
            <text:p>BUK</text:p>
          </table:table-cell>
          <table:table-cell office:value-type="string">
            <text:p>LUG</text:p>
          </table:table-cell>
          <table:table-cell office:value-type="string">
            <text:p>HBS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6" table:end-x="0.606cm" table:end-y="0.46cm" draw:z-index="0" draw:name="Grafik 28" draw:style-name="gr1" draw:text-style-name="P1" svg:width="0.6cm" svg:height="0.46cm" svg:x="0.006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FC Villareal</text:p>
          </table:table-cell>
          <table:table-cell office:value-type="string">
            <text:p>10: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VIL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office:value-type="string">
            <text:p>2:2</text:p>
          </table:table-cell>
          <table:table-cell office:value-type="string">
            <text:p>0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6" table:end-x="0.615cm" table:end-y="0.46cm" draw:z-index="6" draw:name="Grafik 14" draw:style-name="gr1" draw:text-style-name="P1" svg:width="0.6cm" svg:height="0.46cm" svg:x="0.015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Viktoria Pilsen</text:p>
          </table:table-cell>
          <table:table-cell office:value-type="string">
            <text:p>13:8</text:p>
          </table:table-cell>
          <table:table-cell office:value-type="string">
            <text:p>12</text:p>
          </table:table-cell>
          <table:table-cell/>
          <table:table-cell office:value-type="string">
            <text:p>PIL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4:1</text:p>
          </table:table-cell>
          <table:table-cell office:value-type="string">
            <text:p>3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7" table:end-x="0.606cm" table:end-y="0.46cm" draw:z-index="3" draw:name="Grafik 24" draw:style-name="gr1" draw:text-style-name="P1" svg:width="0.6cm" svg:height="0.46cm" svg:x="0.006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office:value-type="string">
            <text:p>FK Astana</text:p>
          </table:table-cell>
          <table:table-cell office:value-type="string">
            <text:p>10: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ST</text:p>
          </table:table-cell>
          <table:table-cell office:value-type="string">
            <text:p>2:3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4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7" table:end-x="0.615cm" table:end-y="0.461cm" draw:z-index="42" draw:name="Grafik 20" draw:style-name="gr1" draw:text-style-name="P1" svg:width="0.6cm" svg:height="0.46cm" svg:x="0.015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office:value-type="string">
            <text:p>FCSB Bukarest</text:p>
          </table:table-cell>
          <table:table-cell office:value-type="string">
            <text:p>9:7</text:p>
          </table:table-cell>
          <table:table-cell office:value-type="string">
            <text:p>10</text:p>
          </table:table-cell>
          <table:table-cell/>
          <table:table-cell office:value-type="string">
            <text:p>BUK</text:p>
          </table:table-cell>
          <table:table-cell office:value-type="string">
            <text:p>3:0</text:p>
          </table:table-cell>
          <table:table-cell office:value-type="string">
            <text:p>-</text:p>
          </table:table-cell>
          <table:table-cell office:value-type="string">
            <text:p>1:2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8" table:end-x="0.606cm" table:end-y="0.461cm" draw:z-index="4" draw:name="Grafik 14" draw:style-name="gr1" draw:text-style-name="P1" svg:width="0.6cm" svg:height="0.46cm" svg:x="0.006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Slavia Prag</text:p>
          </table:table-cell>
          <table:table-cell office:value-type="string">
            <text:p>6: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LAV</text:p>
          </table:table-cell>
          <table:table-cell office:value-type="string">
            <text:p>0:2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8" table:end-x="0.615cm" table:end-y="0.46cm" draw:z-index="14" draw:name="Grafik 15" draw:style-name="gr1" draw:text-style-name="P1" svg:width="0.6cm" svg:height="0.46cm" svg:x="0.015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office:value-type="string">
            <text:p>FC Lugano</text:p>
          </table:table-cell>
          <table:table-cell office:value-type="string">
            <text:p>9:11</text:p>
          </table:table-cell>
          <table:table-cell office:value-type="string">
            <text:p>9</text:p>
          </table:table-cell>
          <table:table-cell/>
          <table:table-cell office:value-type="string">
            <text:p>LUG</text:p>
          </table:table-cell>
          <table:table-cell office:value-type="string">
            <text:p>3:2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9" table:end-x="0.606cm" table:end-y="0.46cm" draw:z-index="7" draw:name="Grafik 25" draw:style-name="gr1" draw:text-style-name="P1" svg:width="0.6cm" svg:height="0.46cm" svg:x="0.006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office:value-type="string">
            <text:p>Maccabi Tel Aviv</text:p>
          </table:table-cell>
          <table:table-cell office:value-type="string">
            <text:p>1: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TA</text:p>
          </table:table-cell>
          <table:table-cell office:value-type="string">
            <text:p>0:0</text:p>
          </table:table-cell>
          <table:table-cell office:value-type="string">
            <text:p>0:1</text:p>
          </table:table-cell>
          <table:table-cell office:value-type="string">
            <text:p>0:2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9" table:end-x="0.615cm" table:end-y="0.46cm" draw:z-index="8" draw:name="Grafik 25" draw:style-name="gr1" draw:text-style-name="P1" svg:width="0.6cm" svg:height="0.46cm" svg:x="0.015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office:value-type="string">
            <text:p>Hapoel Beer Sheva</text:p>
          </table:table-cell>
          <table:table-cell office:value-type="string">
            <text:p>5:10</text:p>
          </table:table-cell>
          <table:table-cell office:value-type="string">
            <text:p>4</text:p>
          </table:table-cell>
          <table:table-cell/>
          <table:table-cell office:value-type="string">
            <text:p>HBS</text:p>
          </table:table-cell>
          <table:table-cell office:value-type="string">
            <text:p>0:2</text:p>
          </table:table-cell>
          <table:table-cell office:value-type="string">
            <text:p>1:2</text:p>
          </table:table-cell>
          <table:table-cell office:value-type="string">
            <text:p>2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B</text:p>
          </table:table-cell>
          <table:table-cell table:number-columns-repeated="11"/>
          <table:table-cell table:style-name="ce7" office:value-type="string">
            <text:p>Gruppe H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DYK</text:p>
          </table:table-cell>
          <table:table-cell office:value-type="string">
            <text:p>PAR</text:p>
          </table:table-cell>
          <table:table-cell office:value-type="string">
            <text:p>YBB</text:p>
          </table:table-cell>
          <table:table-cell office:value-type="string">
            <text:p>SKE</text:p>
          </table:table-cell>
          <table:table-cell table:number-columns-repeated="8"/>
          <table:table-cell office:value-type="string">
            <text:p>ARS</text:p>
          </table:table-cell>
          <table:table-cell office:value-type="string">
            <text:p>RSB</text:p>
          </table:table-cell>
          <table:table-cell office:value-type="string">
            <text:p>KOE</text:p>
          </table:table-cell>
          <table:table-cell office:value-type="string">
            <text:p>BOR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13" table:end-x="0.606cm" table:end-y="0.461cm" draw:z-index="9" draw:name="Grafik 34" draw:style-name="gr1" draw:text-style-name="P1" svg:width="0.6cm" svg:height="0.46cm" svg:x="0.006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office:value-type="string">
            <text:p>Dynamo Kiew</text:p>
          </table:table-cell>
          <table:table-cell office:value-type="string">
            <text:p>15: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DYK</text:p>
          </table:table-cell>
          <table:table-cell office:value-type="string">
            <text:p>-</text:p>
          </table:table-cell>
          <table:table-cell office:value-type="string">
            <text:p>4:1</text:p>
          </table:table-cell>
          <table:table-cell office:value-type="string">
            <text:p>2:2</text:p>
          </table:table-cell>
          <table:table-cell office:value-type="string">
            <text:p>3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13" table:end-x="0.615cm" table:end-y="0.461cm" draw:z-index="35" draw:name="Grafik 18" draw:style-name="gr1" draw:text-style-name="P1" svg:width="0.6cm" svg:height="0.46cm" svg:x="0.015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FC Arsenal</text:p>
          </table:table-cell>
          <table:table-cell office:value-type="string">
            <text:p>14:4</text:p>
          </table:table-cell>
          <table:table-cell office:value-type="string">
            <text:p>13</text:p>
          </table:table-cell>
          <table:table-cell/>
          <table:table-cell office:value-type="string">
            <text:p>ARS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3:1</text:p>
          </table:table-cell>
          <table:table-cell office:value-type="string">
            <text:p>6:0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14" table:end-x="0.606cm" table:end-y="0.46cm" draw:z-index="11" draw:name="Grafik 35" draw:style-name="gr1" draw:text-style-name="P1" svg:width="0.6cm" svg:height="0.46cm" svg:x="0.006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office:value-type="string">
            <text:p>Partizan Belgrad</text:p>
          </table:table-cell>
          <table:table-cell office:value-type="string">
            <text:p>8: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AR</text:p>
          </table:table-cell>
          <table:table-cell office:value-type="string">
            <text:p>2:3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office:value-type="string">
            <text:p>2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14" table:end-x="0.615cm" table:end-y="0.46cm" draw:z-index="12" draw:name="Grafik 35" draw:style-name="gr1" draw:text-style-name="P1" svg:width="0.6cm" svg:height="0.46cm" svg:x="0.015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office:value-type="string">
            <text:p>Roter Stern Belgrad</text:p>
          </table:table-cell>
          <table:table-cell office:value-type="string">
            <text:p>3:2</text:p>
          </table:table-cell>
          <table:table-cell office:value-type="string">
            <text:p>9</text:p>
          </table:table-cell>
          <table:table-cell/>
          <table:table-cell office:value-type="string">
            <text:p>RSB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15" table:end-x="0.606cm" table:end-y="0.461cm" draw:z-index="13" draw:name="Grafik 15" draw:style-name="gr1" draw:text-style-name="P1" svg:width="0.6cm" svg:height="0.46cm" svg:x="0.006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office:value-type="string">
            <text:p>Young Boys Bern</text:p>
          </table:table-cell>
          <table:table-cell office:value-type="string">
            <text:p>7:8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BB</text:p>
          </table:table-cell>
          <table:table-cell office:value-type="string">
            <text:p>0:1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15" table:end-x="0.615cm" table:end-y="0.46cm" draw:z-index="23" draw:name="Grafik 17" draw:style-name="gr1" draw:text-style-name="P1" svg:width="0.6cm" svg:height="0.46cm" svg:x="0.01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1. FC Köln</text:p>
          </table:table-cell>
          <table:table-cell office:value-type="string">
            <text:p>7:8</text:p>
          </table:table-cell>
          <table:table-cell office:value-type="string">
            <text:p>6</text:p>
          </table:table-cell>
          <table:table-cell/>
          <table:table-cell office:value-type="string">
            <text:p>KOE</text:p>
          </table:table-cell>
          <table:table-cell office:value-type="string">
            <text:p>1:0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5:2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16" table:end-x="0.606cm" table:end-y="0.46cm" draw:z-index="15" draw:name="Grafik 44" draw:style-name="gr1" draw:text-style-name="P1" svg:width="0.6cm" svg:height="0.46cm" svg:x="0.006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office:value-type="string">
            <text:p>Skenderbeu Korce</text:p>
          </table:table-cell>
          <table:table-cell office:value-type="string">
            <text:p>6: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KE</text:p>
          </table:table-cell>
          <table:table-cell office:value-type="string">
            <text:p>3:2</text:p>
          </table:table-cell>
          <table:table-cell office:value-type="string">
            <text:p>0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16" table:end-x="0.615cm" table:end-y="0.46cm" draw:z-index="41" draw:name="Grafik 33" draw:style-name="gr1" draw:text-style-name="P1" svg:width="0.6cm" svg:height="0.46cm" svg:x="0.015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office:value-type="string">
            <text:p>BATE Borisow</text:p>
          </table:table-cell>
          <table:table-cell office:value-type="string">
            <text:p>6:16</text:p>
          </table:table-cell>
          <table:table-cell office:value-type="string">
            <text:p>5</text:p>
          </table:table-cell>
          <table:table-cell/>
          <table:table-cell office:value-type="string">
            <text:p>BOR</text:p>
          </table:table-cell>
          <table:table-cell office:value-type="string">
            <text:p>2:4</text:p>
          </table:table-cell>
          <table:table-cell office:value-type="string">
            <text:p>0:0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C</text:p>
          </table:table-cell>
          <table:table-cell table:number-columns-repeated="11"/>
          <table:table-cell table:style-name="ce7" office:value-type="string">
            <text:p>Gruppe I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BRA</text:p>
          </table:table-cell>
          <table:table-cell office:value-type="string">
            <text:p>RAS</text:p>
          </table:table-cell>
          <table:table-cell office:value-type="string">
            <text:p>IST</text:p>
          </table:table-cell>
          <table:table-cell office:value-type="string">
            <text:p>HOF</text:p>
          </table:table-cell>
          <table:table-cell table:number-columns-repeated="8"/>
          <table:table-cell office:value-type="string">
            <text:p>RBS</text:p>
          </table:table-cell>
          <table:table-cell office:value-type="string">
            <text:p>OM</text:p>
          </table:table-cell>
          <table:table-cell office:value-type="string">
            <text:p>KON</text:p>
          </table:table-cell>
          <table:table-cell office:value-type="string">
            <text:p>GUI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20" table:end-x="0.606cm" table:end-y="0.46cm" draw:z-index="16" draw:name="Grafik 19" draw:style-name="gr1" draw:text-style-name="P1" svg:width="0.6cm" svg:height="0.46cm" svg:x="0.006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office:value-type="string">
            <text:p>Sporting Braga</text:p>
          </table:table-cell>
          <table:table-cell office:value-type="string">
            <text:p>9: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RA</text:p>
          </table:table-cell>
          <table:table-cell office:value-type="string">
            <text:p>-</text:p>
          </table:table-cell>
          <table:table-cell office:value-type="string">
            <text:p>0:2</text:p>
          </table:table-cell>
          <table:table-cell office:value-type="string">
            <text:p>2:1</text:p>
          </table:table-cell>
          <table:table-cell office:value-type="string">
            <text:p>3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20" table:end-x="0.615cm" table:end-y="0.461cm" draw:z-index="30" draw:name="Grafik 36" draw:style-name="gr1" draw:text-style-name="P1" svg:width="0.6cm" svg:height="0.46cm" svg:x="0.015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office:value-type="string">
            <text:p>RB Salzburg</text:p>
          </table:table-cell>
          <table:table-cell office:value-type="string">
            <text:p>7:1</text:p>
          </table:table-cell>
          <table:table-cell office:value-type="string">
            <text:p>12</text:p>
          </table:table-cell>
          <table:table-cell/>
          <table:table-cell office:value-type="string">
            <text:p>RBS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0:0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21" table:end-x="0.606cm" table:end-y="0.46cm" draw:z-index="18" draw:name="Grafik 39" draw:style-name="gr1" draw:text-style-name="P1" svg:width="0.6cm" svg:height="0.46cm" svg:x="0.006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office:value-type="string">
            <text:p>Ludogorez Rasgrad</text:p>
          </table:table-cell>
          <table:table-cell office:value-type="string">
            <text:p>7: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RAS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1:2</text:p>
          </table:table-cell>
          <table:table-cell office:value-type="string">
            <text:p>2:1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21" table:end-x="0.615cm" table:end-y="0.46cm" draw:z-index="33" draw:name="Grafik 30" draw:style-name="gr1" draw:text-style-name="P1" svg:width="0.6cm" svg:height="0.46cm" svg:x="0.01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lympique Marseille</text:p>
          </table:table-cell>
          <table:table-cell office:value-type="string">
            <text:p>4:4</text:p>
          </table:table-cell>
          <table:table-cell office:value-type="string">
            <text:p>8</text:p>
          </table:table-cell>
          <table:table-cell/>
          <table:table-cell office:value-type="string">
            <text:p>OM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22" table:end-x="0.606cm" table:end-y="0.46cm" draw:z-index="19" draw:name="Grafik 27" draw:style-name="gr1" draw:text-style-name="P1" svg:width="0.6cm" svg:height="0.46cm" svg:x="0.006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office:value-type="string">
            <text:p>Istanbul Basaksehir</text:p>
          </table:table-cell>
          <table:table-cell office:value-type="string">
            <text:p>7: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ST</text:p>
          </table:table-cell>
          <table:table-cell office:value-type="string">
            <text:p>2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22" table:end-x="0.615cm" table:end-y="0.46cm" draw:z-index="20" draw:name="Grafik 27" draw:style-name="gr1" draw:text-style-name="P1" svg:width="0.6cm" svg:height="0.46cm" svg:x="0.015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office:value-type="string">
            <text:p>Konyaspor</text:p>
          </table:table-cell>
          <table:table-cell office:value-type="string">
            <text:p>4:6</text:p>
          </table:table-cell>
          <table:table-cell office:value-type="string">
            <text:p>6</text:p>
          </table:table-cell>
          <table:table-cell/>
          <table:table-cell office:value-type="string">
            <text:p>KON</text:p>
          </table:table-cell>
          <table:table-cell office:value-type="string">
            <text:p>0:2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23" table:end-x="0.606cm" table:end-y="0.46cm" draw:z-index="21" draw:name="Grafik 17" draw:style-name="gr1" draw:text-style-name="P1" svg:width="0.6cm" svg:height="0.46cm" svg:x="0.006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TSG 1899 Hoffenheim</text:p>
          </table:table-cell>
          <table:table-cell office:value-type="string">
            <text:p>8: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OF</text:p>
          </table:table-cell>
          <table:table-cell office:value-type="string">
            <text:p>1:2</text:p>
          </table:table-cell>
          <table:table-cell office:value-type="string">
            <text:p>1:1</text:p>
          </table:table-cell>
          <table:table-cell office:value-type="string">
            <text:p>3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23" table:end-x="0.615cm" table:end-y="0.461cm" draw:z-index="17" draw:name="Grafik 19" draw:style-name="gr1" draw:text-style-name="P1" svg:width="0.6cm" svg:height="0.46cm" svg:x="0.015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office:value-type="string">
            <text:p>Vitoria Guimaraes</text:p>
          </table:table-cell>
          <table:table-cell office:value-type="string">
            <text:p>5:9</text:p>
          </table:table-cell>
          <table:table-cell office:value-type="string">
            <text:p>5</text:p>
          </table:table-cell>
          <table:table-cell/>
          <table:table-cell office:value-type="string">
            <text:p>GUI</text:p>
          </table:table-cell>
          <table:table-cell office:value-type="string">
            <text:p>1:1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D</text:p>
          </table:table-cell>
          <table:table-cell table:number-columns-repeated="11"/>
          <table:table-cell table:style-name="ce7" office:value-type="string">
            <text:p>Gruppe J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ACM</text:p>
          </table:table-cell>
          <table:table-cell office:value-type="string">
            <text:p>AEK</text:p>
          </table:table-cell>
          <table:table-cell office:value-type="string">
            <text:p>RIJ</text:p>
          </table:table-cell>
          <table:table-cell office:value-type="string">
            <text:p>AUS</text:p>
          </table:table-cell>
          <table:table-cell table:number-columns-repeated="8"/>
          <table:table-cell office:value-type="string">
            <text:p>BIL</text:p>
          </table:table-cell>
          <table:table-cell office:value-type="string">
            <text:p>ÖST</text:p>
          </table:table-cell>
          <table:table-cell office:value-type="string">
            <text:p>LUH</text:p>
          </table:table-cell>
          <table:table-cell office:value-type="string">
            <text:p>BSC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27" table:end-x="0.606cm" table:end-y="0.46cm" draw:z-index="24" draw:name="Grafik 29" draw:style-name="gr1" draw:text-style-name="P1" svg:width="0.6cm" svg:height="0.46cm" svg:x="0.006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AC Mailand</text:p>
          </table:table-cell>
          <table:table-cell office:value-type="string">
            <text:p>13: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ACM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3:2</text:p>
          </table:table-cell>
          <table:table-cell office:value-type="string">
            <text:p>5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27" table:end-x="0.615cm" table:end-y="0.46cm" draw:z-index="2" draw:name="Grafik 28" draw:style-name="gr1" draw:text-style-name="P1" svg:width="0.6cm" svg:height="0.46cm" svg:x="0.01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Athletic Bilbao</text:p>
          </table:table-cell>
          <table:table-cell office:value-type="string">
            <text:p>8:5</text:p>
          </table:table-cell>
          <table:table-cell office:value-type="string">
            <text:p>11</text:p>
          </table:table-cell>
          <table:table-cell table:style-name="Default"/>
          <table:table-cell office:value-type="string">
            <text:p>BIL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0:1</text:p>
          </table:table-cell>
          <table:table-cell office:value-type="string">
            <text:p>3:2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28" table:end-x="0.606cm" table:end-y="0.461cm" draw:z-index="27" draw:name="Grafik 21" draw:style-name="gr1" draw:text-style-name="P1" svg:width="0.6cm" svg:height="0.46cm" svg:x="0.006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office:value-type="string">
            <text:p>AEK Athen</text:p>
          </table:table-cell>
          <table:table-cell office:value-type="string">
            <text:p>6: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EK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table:number-columns-repeated="2" office:value-type="string">
            <text:p>2:2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28" table:end-x="0.615cm" table:end-y="0.461cm" draw:z-index="43" draw:name="Grafik 45" draw:style-name="gr1" draw:text-style-name="P1" svg:width="0.6cm" svg:height="0.46cm" svg:x="0.015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office:value-type="string">
            <text:p>Östersunds FK</text:p>
          </table:table-cell>
          <table:table-cell office:value-type="string">
            <text:p>8:4</text:p>
          </table:table-cell>
          <table:table-cell office:value-type="string">
            <text:p>11</text:p>
          </table:table-cell>
          <table:table-cell/>
          <table:table-cell office:value-type="string">
            <text:p>ÖST</text:p>
          </table:table-cell>
          <table:table-cell office:value-type="string">
            <text:p>2:2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29" table:end-x="0.606cm" table:end-y="0.46cm" draw:z-index="28" draw:name="Grafik 22" draw:style-name="gr1" draw:text-style-name="P1" svg:width="0.6cm" svg:height="0.46cm" svg:x="0.006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office:value-type="string">
            <text:p>HNK Rijeka</text:p>
          </table:table-cell>
          <table:table-cell office:value-type="string">
            <text:p>11:12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IJ</text:p>
          </table:table-cell>
          <table:table-cell office:value-type="string">
            <text:p>2:0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4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29" table:end-x="0.615cm" table:end-y="0.46cm" draw:z-index="10" draw:name="Grafik 34" draw:style-name="gr1" draw:text-style-name="P1" svg:width="0.6cm" svg:height="0.46cm" svg:x="0.015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office:value-type="string">
            <text:p>Sorja Luhansk</text:p>
          </table:table-cell>
          <table:table-cell office:value-type="string">
            <text:p>3:9</text:p>
          </table:table-cell>
          <table:table-cell office:value-type="string">
            <text:p>6</text:p>
          </table:table-cell>
          <table:table-cell/>
          <table:table-cell office:value-type="string">
            <text:p>LUH</text:p>
          </table:table-cell>
          <table:table-cell table:number-columns-repeated="2" office:value-type="string">
            <text:p>0:2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30" table:end-x="0.606cm" table:end-y="0.461cm" draw:z-index="29" draw:name="Grafik 36" draw:style-name="gr1" draw:text-style-name="P1" svg:width="0.6cm" svg:height="0.46cm" svg:x="0.006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office:value-type="string">
            <text:p>Austria Wien</text:p>
          </table:table-cell>
          <table:table-cell office:value-type="string">
            <text:p>9:1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US</text:p>
          </table:table-cell>
          <table:table-cell office:value-type="string">
            <text:p>1:5</text:p>
          </table:table-cell>
          <table:table-cell office:value-type="string">
            <text:p>0:0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30" table:end-x="0.615cm" table:end-y="0.46cm" draw:z-index="22" draw:name="Grafik 17" draw:style-name="gr1" draw:text-style-name="P1" svg:width="0.6cm" svg:height="0.46cm" svg:x="0.01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Hertha BSC</text:p>
          </table:table-cell>
          <table:table-cell office:value-type="string">
            <text:p>6:7</text:p>
          </table:table-cell>
          <table:table-cell office:value-type="string">
            <text:p>5</text:p>
          </table:table-cell>
          <table:table-cell/>
          <table:table-cell office:value-type="string">
            <text:p>BSC</text:p>
          </table:table-cell>
          <table:table-cell office:value-type="string">
            <text:p>0:0</text:p>
          </table:table-cell>
          <table:table-cell office:value-type="string">
            <text:p>1:1</text:p>
          </table:table-cell>
          <table:table-cell office:value-type="string">
            <text:p>2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E</text:p>
          </table:table-cell>
          <table:table-cell table:number-columns-repeated="11"/>
          <table:table-cell table:style-name="ce7" office:value-type="string">
            <text:p>Gruppe K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ATA</text:p>
          </table:table-cell>
          <table:table-cell office:value-type="string">
            <text:p>OLY</text:p>
          </table:table-cell>
          <table:table-cell office:value-type="string">
            <text:p>EVE</text:p>
          </table:table-cell>
          <table:table-cell office:value-type="string">
            <text:p>APO</text:p>
          </table:table-cell>
          <table:table-cell table:number-columns-repeated="8"/>
          <table:table-cell office:value-type="string">
            <text:p>LAZ</text:p>
          </table:table-cell>
          <table:table-cell office:value-type="string">
            <text:p>NIZ</text:p>
          </table:table-cell>
          <table:table-cell office:value-type="string">
            <text:p>WAR</text:p>
          </table:table-cell>
          <table:table-cell office:value-type="string">
            <text:p>ARN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34" table:end-x="0.606cm" table:end-y="0.46cm" draw:z-index="25" draw:name="Grafik 29" draw:style-name="gr1" draw:text-style-name="P1" svg:width="0.6cm" svg:height="0.46cm" svg:x="0.006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Atalanta Bergamo</text:p>
          </table:table-cell>
          <table:table-cell office:value-type="string">
            <text:p>14: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ATA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3:0</text:p>
          </table:table-cell>
          <table:table-cell office:value-type="string">
            <text:p>3:1</text:p>
          </table:table-cell>
          <table:table-cell/>
          <table:table-cell office:value-type="string">
            <text:p>1</text:p>
          </table:table-cell>
          <table:table-cell>
            <draw:frame table:end-cell-address="Gruppenphase.N34" table:end-x="0.615cm" table:end-y="0.46cm" draw:z-index="26" draw:name="Grafik 29" draw:style-name="gr1" draw:text-style-name="P1" svg:width="0.6cm" svg:height="0.46cm" svg:x="0.015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Lazio Rom</text:p>
          </table:table-cell>
          <table:table-cell office:value-type="string">
            <text:p>12:9</text:p>
          </table:table-cell>
          <table:table-cell office:value-type="string">
            <text:p>13</text:p>
          </table:table-cell>
          <table:table-cell/>
          <table:table-cell office:value-type="string">
            <text:p>LAZ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0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35" table:end-x="0.606cm" table:end-y="0.46cm" draw:z-index="31" draw:name="Grafik 30" draw:style-name="gr1" draw:text-style-name="P1" svg:width="0.6cm" svg:height="0.46cm" svg:x="0.006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lympique Lyon</text:p>
          </table:table-cell>
          <table:table-cell office:value-type="string">
            <text:p>11:4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OLY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3:0</text:p>
          </table:table-cell>
          <table:table-cell office:value-type="string">
            <text:p>4:0</text:p>
          </table:table-cell>
          <table:table-cell/>
          <table:table-cell office:value-type="string">
            <text:p>2</text:p>
          </table:table-cell>
          <table:table-cell>
            <draw:frame table:end-cell-address="Gruppenphase.N35" table:end-x="0.615cm" table:end-y="0.46cm" draw:z-index="32" draw:name="Grafik 30" draw:style-name="gr1" draw:text-style-name="P1" svg:width="0.6cm" svg:height="0.46cm" svg:x="0.01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GC Nizza</text:p>
          </table:table-cell>
          <table:table-cell office:value-type="string">
            <text:p>12:7</text:p>
          </table:table-cell>
          <table:table-cell office:value-type="string">
            <text:p>9</text:p>
          </table:table-cell>
          <table:table-cell/>
          <table:table-cell office:value-type="string">
            <text:p>NIZ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36" table:end-x="0.606cm" table:end-y="0.46cm" draw:z-index="34" draw:name="Grafik 18" draw:style-name="gr1" draw:text-style-name="P1" svg:width="0.6cm" svg:height="0.46cm" svg:x="0.006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FC Everton</text:p>
          </table:table-cell>
          <table:table-cell office:value-type="string">
            <text:p>7:1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VE</text:p>
          </table:table-cell>
          <table:table-cell office:value-type="string">
            <text:p>1:5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2:2</text:p>
          </table:table-cell>
          <table:table-cell/>
          <table:table-cell office:value-type="string">
            <text:p>3</text:p>
          </table:table-cell>
          <table:table-cell>
            <draw:frame table:end-cell-address="Gruppenphase.N36" table:end-x="0.615cm" table:end-y="0.46cm" draw:z-index="44" draw:name="Grafik 41" draw:style-name="gr1" draw:text-style-name="P1" svg:width="0.6cm" svg:height="0.46cm" svg:x="0.015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office:value-type="string">
            <text:p>Zulte Waregem</text:p>
          </table:table-cell>
          <table:table-cell office:value-type="string">
            <text:p>8:13</text:p>
          </table:table-cell>
          <table:table-cell office:value-type="string">
            <text:p>7</text:p>
          </table:table-cell>
          <table:table-cell/>
          <table:table-cell office:value-type="string">
            <text:p>WAR</text:p>
          </table:table-cell>
          <table:table-cell office:value-type="string">
            <text:p>3:2</text:p>
          </table:table-cell>
          <table:table-cell office:value-type="string">
            <text:p>1:5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37" table:end-x="0.606cm" table:end-y="0.46cm" draw:z-index="36" draw:name="Grafik 13" draw:style-name="gr1" draw:text-style-name="P1" svg:width="0.6cm" svg:height="0.46cm" svg:x="0.006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office:value-type="string">
            <text:p>Apollon Limassol</text:p>
          </table:table-cell>
          <table:table-cell office:value-type="string">
            <text:p>5:1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PO</text:p>
          </table:table-cell>
          <table:table-cell table:number-columns-repeated="2" office:value-type="string">
            <text:p>1:1</text:p>
          </table:table-cell>
          <table:table-cell office:value-type="string">
            <text:p>0:3</text:p>
          </table:table-cell>
          <table:table-cell office:value-type="string">
            <text:p>-</text:p>
          </table:table-cell>
          <table:table-cell/>
          <table:table-cell office:value-type="string">
            <text:p>4</text:p>
          </table:table-cell>
          <table:table-cell>
            <draw:frame table:end-cell-address="Gruppenphase.N37" table:end-x="0.615cm" table:end-y="0.46cm" draw:z-index="45" draw:name="Grafik 42" draw:style-name="gr1" draw:text-style-name="P1" svg:width="0.6cm" svg:height="0.46cm" svg:x="0.015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office:value-type="string">
            <text:p>Vitesse Arnheim</text:p>
          </table:table-cell>
          <table:table-cell office:value-type="string">
            <text:p>5:10</text:p>
          </table:table-cell>
          <table:table-cell office:value-type="string">
            <text:p>5</text:p>
          </table:table-cell>
          <table:table-cell/>
          <table:table-cell office:value-type="string">
            <text:p>ARN</text:p>
          </table:table-cell>
          <table:table-cell office:value-type="string">
            <text:p>2:3</text:p>
          </table:table-cell>
          <table:table-cell office:value-type="string">
            <text:p>1:0</text:p>
          </table:table-cell>
          <table:table-cell office:value-type="string">
            <text:p>0:2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F</text:p>
          </table:table-cell>
          <table:table-cell table:number-columns-repeated="11"/>
          <table:table-cell table:style-name="ce7" office:value-type="string">
            <text:p>Gruppe L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LOK</text:p>
          </table:table-cell>
          <table:table-cell office:value-type="string">
            <text:p>KOP</text:p>
          </table:table-cell>
          <table:table-cell office:value-type="string">
            <text:p>TIR</text:p>
          </table:table-cell>
          <table:table-cell office:value-type="string">
            <text:p>FAZ</text:p>
          </table:table-cell>
          <table:table-cell table:number-columns-repeated="8"/>
          <table:table-cell office:value-type="string">
            <text:p>ZSP</text:p>
          </table:table-cell>
          <table:table-cell office:value-type="string">
            <text:p>SOC</text:p>
          </table:table-cell>
          <table:table-cell office:value-type="string">
            <text:p>TRO</text:p>
          </table:table-cell>
          <table:table-cell office:value-type="string">
            <text:p>VAR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41" table:end-x="0.606cm" table:end-y="0.46cm" draw:z-index="37" draw:name="Grafik 16" draw:style-name="gr1" draw:text-style-name="P1" svg:width="0.6cm" svg:height="0.46cm" svg:x="0.006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office:value-type="string">
            <text:p>Lokomotive Moskau</text:p>
          </table:table-cell>
          <table:table-cell office:value-type="string">
            <text:p>9:4</text:p>
          </table:table-cell>
          <table:table-cell office:value-type="string">
            <text:p>11</text:p>
          </table:table-cell>
          <table:table-cell/>
          <table:table-cell office:value-type="string">
            <text:p>LOK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office:value-type="string">
            <text:p>1:2</text:p>
          </table:table-cell>
          <table:table-cell office:value-type="string">
            <text:p>3:0</text:p>
          </table:table-cell>
          <table:table-cell/>
          <table:table-cell office:value-type="string">
            <text:p>1</text:p>
          </table:table-cell>
          <table:table-cell>
            <draw:frame table:end-cell-address="Gruppenphase.N41" table:end-x="0.615cm" table:end-y="0.46cm" draw:z-index="38" draw:name="Grafik 16" draw:style-name="gr1" draw:text-style-name="P1" svg:width="0.6cm" svg:height="0.46cm" svg:x="0.01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office:value-type="string">
            <text:p>Zenit St. Petersburg</text:p>
          </table:table-cell>
          <table:table-cell office:value-type="string">
            <text:p>17:5</text:p>
          </table:table-cell>
          <table:table-cell office:value-type="string">
            <text:p>16</text:p>
          </table:table-cell>
          <table:table-cell/>
          <table:table-cell office:value-type="string">
            <text:p>ZSP</text:p>
          </table:table-cell>
          <table:table-cell office:value-type="string">
            <text:p>-</text:p>
          </table:table-cell>
          <table:table-cell table:number-columns-repeated="2" office:value-type="string">
            <text:p>3:1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42" table:end-x="0.606cm" table:end-y="0.461cm" draw:z-index="39" draw:name="Grafik 12" draw:style-name="gr1" draw:text-style-name="P1" svg:width="0.6cm" svg:height="0.46cm" svg:x="0.006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office:value-type="string">
            <text:p>FC Kopenhagen</text:p>
          </table:table-cell>
          <table:table-cell office:value-type="string">
            <text:p>7:2</text:p>
          </table:table-cell>
          <table:table-cell office:value-type="string">
            <text:p>9</text:p>
          </table:table-cell>
          <table:table-cell/>
          <table:table-cell office:value-type="string">
            <text:p>KOP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3:0</text:p>
          </table:table-cell>
          <table:table-cell/>
          <table:table-cell office:value-type="string">
            <text:p>2</text:p>
          </table:table-cell>
          <table:table-cell>
            <draw:frame table:end-cell-address="Gruppenphase.N42" table:end-x="0.615cm" table:end-y="0.46cm" draw:z-index="1" draw:name="Grafik 28" draw:style-name="gr1" draw:text-style-name="P1" svg:width="0.6cm" svg:height="0.46cm" svg:x="0.01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Real Sociedad</text:p>
          </table:table-cell>
          <table:table-cell office:value-type="string">
            <text:p>16:6</text:p>
          </table:table-cell>
          <table:table-cell office:value-type="string">
            <text:p>12</text:p>
          </table:table-cell>
          <table:table-cell/>
          <table:table-cell office:value-type="string">
            <text:p>SOC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 office:value-type="string">
            <text:p>4:0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43" table:end-x="0.606cm" table:end-y="0.461cm" draw:z-index="40" draw:name="Grafik 31" draw:style-name="gr1" draw:text-style-name="P1" svg:width="0.6cm" svg:height="0.46cm" svg:x="0.006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office:value-type="string">
            <text:p>Sheriff Tiraspol</text:p>
          </table:table-cell>
          <table:table-cell office:value-type="string">
            <text:p>4:4</text:p>
          </table:table-cell>
          <table:table-cell office:value-type="string">
            <text:p>9</text:p>
          </table:table-cell>
          <table:table-cell/>
          <table:table-cell office:value-type="string">
            <text:p>TIR</text:p>
          </table:table-cell>
          <table:table-cell office:value-type="string">
            <text:p>1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string">
            <text:p>3</text:p>
          </table:table-cell>
          <table:table-cell>
            <draw:frame table:end-cell-address="Gruppenphase.N43" table:end-x="0.615cm" table:end-y="0.461cm" draw:z-index="46" draw:name="Grafik 37" draw:style-name="gr1" draw:text-style-name="P1" svg:width="0.6cm" svg:height="0.46cm" svg:x="0.01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office:value-type="string">
            <text:p>Rosenborg Trondheim</text:p>
          </table:table-cell>
          <table:table-cell office:value-type="string">
            <text:p>6:11</text:p>
          </table:table-cell>
          <table:table-cell office:value-type="string">
            <text:p>5</text:p>
          </table:table-cell>
          <table:table-cell/>
          <table:table-cell office:value-type="string">
            <text:p>TRO</text:p>
          </table:table-cell>
          <table:table-cell office:value-type="string">
            <text:p>1:1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44" table:end-x="0.606cm" table:end-y="0.461cm" draw:z-index="5" draw:name="Grafik 14" draw:style-name="gr1" draw:text-style-name="P1" svg:width="0.6cm" svg:height="0.46cm" svg:x="0.006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FC Fastav Zlin</text:p>
          </table:table-cell>
          <table:table-cell office:value-type="string">
            <text:p>1:10</text:p>
          </table:table-cell>
          <table:table-cell office:value-type="string">
            <text:p>2</text:p>
          </table:table-cell>
          <table:table-cell/>
          <table:table-cell office:value-type="string">
            <text:p>FAZ</text:p>
          </table:table-cell>
          <table:table-cell office:value-type="string">
            <text:p>0:2</text:p>
          </table:table-cell>
          <table:table-cell office:value-type="string">
            <text:p>1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/>
          <table:table-cell office:value-type="string">
            <text:p>4</text:p>
          </table:table-cell>
          <table:table-cell>
            <draw:frame table:end-cell-address="Gruppenphase.N44" table:end-x="0.615cm" table:end-y="0.46cm" draw:z-index="47" draw:name="Grafik 32" draw:style-name="gr1" draw:text-style-name="P1" svg:width="0.6cm" svg:height="0.46cm" svg:x="0.015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office:value-type="string">
            <text:p>Vardar Skopje</text:p>
          </table:table-cell>
          <table:table-cell office:value-type="string">
            <text:p>3:20</text:p>
          </table:table-cell>
          <table:table-cell office:value-type="string">
            <text:p>1</text:p>
          </table:table-cell>
          <table:table-cell/>
          <table:table-cell office:value-type="string">
            <text:p>VAR</text:p>
          </table:table-cell>
          <table:table-cell office:value-type="string">
            <text:p>0:5</text:p>
          </table:table-cell>
          <table:table-cell office:value-type="string">
            <text:p>0:6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.O.-Phase" table:style-name="ta1" table:print="false">
        <table:table-column table:style-name="co1" table:default-cell-style-name="ce8"/>
        <table:table-column table:style-name="co17" table:default-cell-style-name="ce8"/>
        <table:table-column table:style-name="co3" table:number-columns-repeated="2" table:default-cell-style-name="ce8"/>
        <table:table-column table:style-name="co1" table:default-cell-style-name="ce8"/>
        <table:table-column table:style-name="co17" table:default-cell-style-name="ce8"/>
        <table:table-column table:style-name="co3" table:default-cell-style-name="ce8"/>
        <table:table-column table:style-name="co5" table:default-cell-style-name="ce8"/>
        <table:table-column table:style-name="co1" table:default-cell-style-name="ce8"/>
        <table:table-column table:style-name="co17" table:default-cell-style-name="ce8"/>
        <table:table-column table:style-name="co3" table:number-columns-repeated="2" table:default-cell-style-name="ce8"/>
        <table:table-column table:style-name="co1" table:default-cell-style-name="ce8"/>
        <table:table-column table:style-name="co17" table:default-cell-style-name="ce8"/>
        <table:table-column table:style-name="co6" table:number-columns-repeated="2" table:default-cell-style-name="ce8"/>
        <table:table-column table:style-name="co1" table:default-cell-style-name="ce8"/>
        <table:table-column table:style-name="co6" table:number-columns-repeated="1007" table:default-cell-style-name="ce8"/>
        <table:table-row table:style-name="ro1">
          <table:table-cell/>
          <table:table-cell table:style-name="ce7" office:value-type="string">
            <text:p>2017/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Sechzehntelfinale</text:p>
          </table:table-cell>
          <table:table-cell table:number-columns-repeated="3"/>
          <table:table-cell table:style-name="ce7" office:value-type="string">
            <text:p>Achtelfinale</text:p>
          </table:table-cell>
          <table:table-cell table:number-columns-repeated="3"/>
          <table:table-cell table:style-name="ce7" office:value-type="string">
            <text:p>Viertelfinale</text:p>
          </table:table-cell>
          <table:table-cell table:number-columns-repeated="3"/>
          <table:table-cell table:style-name="ce7" office:value-type="string">
            <text:p>Halbfinale</text:p>
          </table:table-cell>
          <table:table-cell table:number-columns-repeated="3"/>
          <table:table-cell table:style-name="ce7" office:value-type="string">
            <text:p>Final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K.O.-Phase'.A5" table:end-x="0.6cm" table:end-y="0.461cm" draw:z-index="0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SSC Neape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'K.O.-Phase'.A6" table:end-x="0.6cm" table:end-y="0.46cm" draw:z-index="7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9" office:value-type="string">
            <text:p>RB Leipzig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7" table:end-x="0.585cm" table:end-y="0.46cm" draw:z-index="8" draw:name="Grafik 17" draw:style-name="gr1" draw:text-style-name="P1" svg:width="0.6cm" svg:height="0.46cm" svg:x="0.46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Leipzig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8" table:end-x="0.585cm" table:end-y="0.461cm" draw:z-index="14" draw:name="Grafik 16" draw:style-name="gr1" draw:text-style-name="P1" svg:width="0.6cm" svg:height="0.46cm" svg:x="0.46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enit St. Petersburg</text:p>
          </table:table-cell>
          <table:table-cell table:number-columns-repeated="2"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9" table:end-x="0.6cm" table:end-y="0.46cm" draw:z-index="12" draw:name="Grafik 23" draw:style-name="gr1" draw:text-style-name="P1" svg:width="0.6cm" svg:height="0.46cm" svg:x="0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9" office:value-type="string">
            <text:p>Celtic Glasgow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10" table:end-x="0.6cm" table:end-y="0.461cm" draw:z-index="13" draw:name="Grafik 16" draw:style-name="gr1" draw:text-style-name="P1" svg:width="0.6cm" svg:height="0.46cm" svg:x="0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Zenit St. Petersburg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11" table:end-x="0.589cm" table:end-y="0.46cm" draw:z-index="9" draw:name="Grafik 17" draw:style-name="gr1" draw:text-style-name="P1" svg:width="0.6cm" svg:height="0.46cm" svg:x="1.782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Leipzig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12" table:end-x="0.589cm" table:end-y="0.46cm" draw:z-index="58" draw:name="Grafik 30" draw:style-name="gr1" draw:text-style-name="P1" svg:width="0.6cm" svg:height="0.46cm" svg:x="1.782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12"/>
        </table:table-row>
        <table:table-row table:style-name="ro1">
          <table:table-cell>
            <draw:frame table:end-cell-address="'K.O.-Phase'.A13" table:end-x="0.6cm" table:end-y="0.461cm" draw:z-index="20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lympique Marseill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14" table:end-x="0.6cm" table:end-y="0.46cm" draw:z-index="27" draw:name="Grafik 19" draw:style-name="gr1" draw:text-style-name="P1" svg:width="0.6cm" svg:height="0.46cm" svg:x="0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office:value-type="string">
            <text:p>Sporting Braga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15" table:end-x="0.585cm" table:end-y="0.461cm" draw:z-index="21" draw:name="Grafik 30" draw:style-name="gr1" draw:text-style-name="P1" svg:width="0.6cm" svg:height="0.46cm" svg:x="0.46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16" table:end-x="0.585cm" table:end-y="0.46cm" draw:z-index="33" draw:name="Grafik 28" draw:style-name="gr1" draw:text-style-name="P1" svg:width="0.6cm" svg:height="0.46cm" svg:x="0.46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hletic Bilbao</text:p>
          </table:table-cell>
          <table:table-cell table:number-columns-repeated="2"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17" table:end-x="0.6cm" table:end-y="0.46cm" draw:z-index="15" draw:name="Grafik 16" draw:style-name="gr1" draw:text-style-name="P1" svg:width="0.6cm" svg:height="0.46cm" svg:x="0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Spartak Moskau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>
            <draw:frame table:end-cell-address="'K.O.-Phase'.A18" table:end-x="0.6cm" table:end-y="0.461cm" draw:z-index="31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hletic Bilbao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11"/>
          <table:table-cell>
            <draw:frame table:end-cell-address="'K.O.-Phase'.M19" table:end-x="0.573cm" table:end-y="0.461cm" draw:z-index="22" draw:name="Grafik 30" draw:style-name="gr1" draw:text-style-name="P1" svg:width="0.6cm" svg:height="0.46cm" svg:x="0.455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table:number-columns-repeated="1010"/>
        </table:table-row>
        <table:table-row table:style-name="ro1">
          <table:table-cell table:number-columns-repeated="11"/>
          <table:table-cell>
            <draw:frame table:end-cell-address="'K.O.-Phase'.M20" table:end-x="0.573cm" table:end-y="0.46cm" draw:z-index="45" draw:name="Grafik 36" draw:style-name="gr1" draw:text-style-name="P1" svg:width="0.6cm" svg:height="0.46cm" svg:x="0.45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table:number-columns-repeated="1010"/>
        </table:table-row>
        <table:table-row table:style-name="ro1">
          <table:table-cell>
            <draw:frame table:end-cell-address="'K.O.-Phase'.A21" table:end-x="0.6cm" table:end-y="0.46cm" draw:z-index="35" draw:name="Grafik 20" draw:style-name="gr1" draw:text-style-name="P1" svg:width="0.6cm" svg:height="0.46cm" svg:x="0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SB Bukarest</text:p>
          </table:table-cell>
          <table:table-cell table:number-columns-repeated="2"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22" table:end-x="0.6cm" table:end-y="0.46cm" draw:z-index="1" draw:name="Grafik 29" draw:style-name="gr1" draw:text-style-name="P1" svg:width="0.6cm" svg:height="0.46cm" svg:x="0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Lazio Rom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23" table:end-x="0.585cm" table:end-y="0.461cm" draw:z-index="5" draw:name="Grafik 29" draw:style-name="gr1" draw:text-style-name="P1" svg:width="0.6cm" svg:height="0.46cm" svg:x="0.46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azio Rom</text:p>
          </table:table-cell>
          <table:table-cell table:number-columns-repeated="2" office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24" table:end-x="0.585cm" table:end-y="0.46cm" draw:z-index="59" draw:name="Grafik 34" draw:style-name="gr1" draw:text-style-name="P1" svg:width="0.6cm" svg:height="0.46cm" svg:x="0.467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Dynamo Kiew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25" table:end-x="0.6cm" table:end-y="0.46cm" draw:z-index="36" draw:name="Grafik 21" draw:style-name="gr1" draw:text-style-name="P1" svg:width="0.6cm" svg:height="0.46cm" svg:x="0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9" office:value-type="string">
            <text:p>AEK Ath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26" table:end-x="0.6cm" table:end-y="0.46cm" draw:z-index="37" draw:name="Grafik 34" draw:style-name="gr1" draw:text-style-name="P1" svg:width="0.6cm" svg:height="0.46cm" svg:x="0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9" office:value-type="string">
            <text:p>Dynamo Kiew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27" table:end-x="0.589cm" table:end-y="0.461cm" draw:z-index="6" draw:name="Grafik 29" draw:style-name="gr1" draw:text-style-name="P1" svg:width="0.6cm" svg:height="0.46cm" svg:x="1.782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azio Rom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28" table:end-x="0.589cm" table:end-y="0.46cm" draw:z-index="44" draw:name="Grafik 36" draw:style-name="gr1" draw:text-style-name="P1" svg:width="0.6cm" svg:height="0.46cm" svg:x="1.782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2"/>
        </table:table-row>
        <table:table-row table:style-name="ro1">
          <table:table-cell>
            <draw:frame table:end-cell-address="'K.O.-Phase'.A29" table:end-x="0.6cm" table:end-y="0.46cm" draw:z-index="10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9" office:value-type="string">
            <text:p>Borussia Dortmun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30" table:end-x="0.6cm" table:end-y="0.461cm" draw:z-index="2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alanta Bergamo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31" table:end-x="0.585cm" table:end-y="0.46cm" draw:z-index="11" draw:name="Grafik 17" draw:style-name="gr1" draw:text-style-name="P1" svg:width="0.6cm" svg:height="0.46cm" svg:x="0.46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Borussia Dortmun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32" table:end-x="0.585cm" table:end-y="0.46cm" draw:z-index="43" draw:name="Grafik 36" draw:style-name="gr1" draw:text-style-name="P1" svg:width="0.6cm" svg:height="0.46cm" svg:x="0.467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33" table:end-x="0.6cm" table:end-y="0.461cm" draw:z-index="32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Real Sociedad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34" table:end-x="0.6cm" table:end-y="0.46cm" draw:z-index="42" draw:name="Grafik 36" draw:style-name="gr1" draw:text-style-name="P1" svg:width="0.6cm" svg:height="0.46cm" svg:x="0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9" office:value-type="string">
            <text:p>RB Salzburg</text:p>
          </table:table-cell>
          <table:table-cell table:number-columns-repeated="2" office:value-type="string">
            <text:p>2</text:p>
          </table:table-cell>
          <table:table-cell table:number-columns-repeated="1020"/>
        </table:table-row>
        <table:table-row table:style-name="ro1" table:number-rows-repeated="2">
          <table:table-cell table:number-columns-repeated="17"/>
          <table:table-cell table:style-name="ce9"/>
          <table:table-cell table:number-columns-repeated="1006"/>
        </table:table-row>
        <table:table-row table:style-name="ro1">
          <table:table-cell>
            <draw:frame table:end-cell-address="'K.O.-Phase'.A37" table:end-x="0.6cm" table:end-y="0.46cm" draw:z-index="46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9" office:value-type="string">
            <text:p>Ludogorez Rasgrad</text:p>
          </table:table-cell>
          <table:table-cell table:number-columns-repeated="2"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38" table:end-x="0.6cm" table:end-y="0.461cm" draw:z-index="3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C Mailan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39" table:end-x="0.585cm" table:end-y="0.46cm" draw:z-index="4" draw:name="Grafik 29" draw:style-name="gr1" draw:text-style-name="P1" svg:width="0.6cm" svg:height="0.46cm" svg:x="0.467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C Mailan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40" table:end-x="0.585cm" table:end-y="0.46cm" draw:z-index="49" draw:name="Grafik 18" draw:style-name="gr1" draw:text-style-name="P1" svg:width="0.6cm" svg:height="0.46cm" svg:x="0.46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'K.O.-Phase'.A41" table:end-x="0.6cm" table:end-y="0.46cm" draw:z-index="47" draw:name="Grafik 45" draw:style-name="gr1" draw:text-style-name="P1" svg:width="0.6cm" svg:height="0.46cm" svg:x="0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9" office:value-type="string">
            <text:p>Östersunds FK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'K.O.-Phase'.A42" table:end-x="0.6cm" table:end-y="0.46cm" draw:z-index="48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Arsenal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43" table:end-x="0.589cm" table:end-y="0.461cm" draw:z-index="50" draw:name="Grafik 18" draw:style-name="gr1" draw:text-style-name="P1" svg:width="0.6cm" svg:height="0.46cm" svg:x="1.782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44" table:end-x="0.589cm" table:end-y="0.46cm" draw:z-index="18" draw:name="Grafik 16" draw:style-name="gr1" draw:text-style-name="P1" svg:width="0.6cm" svg:height="0.46cm" svg:x="1.782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SKA Moskau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'K.O.-Phase'.A45" table:end-x="0.6cm" table:end-y="0.46cm" draw:z-index="52" draw:name="Grafik 35" draw:style-name="gr1" draw:text-style-name="P1" svg:width="0.6cm" svg:height="0.46cm" svg:x="0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9" office:value-type="string">
            <text:p>Roter Stern Belgrad</text:p>
          </table:table-cell>
          <table:table-cell table:number-columns-repeated="1022"/>
        </table:table-row>
        <table:table-row table:style-name="ro1">
          <table:table-cell>
            <draw:frame table:end-cell-address="'K.O.-Phase'.A46" table:end-x="0.6cm" table:end-y="0.46cm" draw:z-index="16" draw:name="Grafik 16" draw:style-name="gr1" draw:text-style-name="P1" svg:width="0.6cm" svg:height="0.46cm" svg:x="0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ZSKA Moskau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frame table:end-cell-address="'K.O.-Phase'.E47" table:end-x="0.585cm" table:end-y="0.46cm" draw:z-index="17" draw:name="Grafik 16" draw:style-name="gr1" draw:text-style-name="P1" svg:width="0.6cm" svg:height="0.46cm" svg:x="0.467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SKA Moskau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48" table:end-x="0.585cm" table:end-y="0.461cm" draw:z-index="24" draw:name="Grafik 30" draw:style-name="gr1" draw:text-style-name="P1" svg:width="0.6cm" svg:height="0.46cm" svg:x="0.46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Lyo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6"/>
        </table:table-row>
        <table:table-row table:style-name="ro1">
          <table:table-cell>
            <draw:frame table:end-cell-address="'K.O.-Phase'.A49" table:end-x="0.6cm" table:end-y="0.461cm" draw:z-index="23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lympique Ly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50" table:end-x="0.6cm" table:end-y="0.461cm" draw:z-index="34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Villareal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11"/>
          <table:table-cell>
            <draw:frame table:end-cell-address="'K.O.-Phase'.M51" table:end-x="0.573cm" table:end-y="0.46cm" draw:z-index="51" draw:name="Grafik 18" draw:style-name="gr1" draw:text-style-name="P1" svg:width="0.6cm" svg:height="0.46cm" svg:x="0.455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table:number-columns-repeated="1010"/>
        </table:table-row>
        <table:table-row table:style-name="ro1">
          <table:table-cell table:number-columns-repeated="11"/>
          <table:table-cell>
            <draw:frame table:end-cell-address="'K.O.-Phase'.M52" table:end-x="0.573cm" table:end-y="0.46cm" draw:z-index="41" draw:name="Grafik 28" draw:style-name="gr1" draw:text-style-name="P1" svg:width="0.6cm" svg:height="0.46cm" svg:x="0.45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table:number-columns-repeated="1010"/>
        </table:table-row>
        <table:table-row table:style-name="ro1">
          <table:table-cell>
            <draw:frame table:end-cell-address="'K.O.-Phase'.A53" table:end-x="0.6cm" table:end-y="0.461cm" draw:z-index="54" draw:name="Grafik 12" draw:style-name="gr1" draw:text-style-name="P1" svg:width="0.6cm" svg:height="0.46cm" svg:x="0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Kopenhag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54" table:end-x="0.6cm" table:end-y="0.46cm" draw:z-index="38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letico Madrid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55" table:end-x="0.585cm" table:end-y="0.46cm" draw:z-index="39" draw:name="Grafik 28" draw:style-name="gr1" draw:text-style-name="P1" svg:width="0.6cm" svg:height="0.46cm" svg:x="0.46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56" table:end-x="0.585cm" table:end-y="0.46cm" draw:z-index="26" draw:name="Grafik 16" draw:style-name="gr1" draw:text-style-name="P1" svg:width="0.6cm" svg:height="0.46cm" svg:x="0.467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okomotive Moskau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57" table:end-x="0.6cm" table:end-y="0.461cm" draw:z-index="25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GC Nizz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58" table:end-x="0.6cm" table:end-y="0.461cm" draw:z-index="19" draw:name="Grafik 16" draw:style-name="gr1" draw:text-style-name="P1" svg:width="0.6cm" svg:height="0.46cm" svg:x="0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Lokomotive Moskau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59" table:end-x="0.589cm" table:end-y="0.46cm" draw:z-index="40" draw:name="Grafik 28" draw:style-name="gr1" draw:text-style-name="P1" svg:width="0.6cm" svg:height="0.46cm" svg:x="1.782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60" table:end-x="0.589cm" table:end-y="0.461cm" draw:z-index="30" draw:name="Grafik 19" draw:style-name="gr1" draw:text-style-name="P1" svg:width="0.6cm" svg:height="0.46cm" svg:x="1.782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Sporting Lissabon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'K.O.-Phase'.A61" table:end-x="0.6cm" table:end-y="0.46cm" draw:z-index="55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9" office:value-type="string">
            <text:p>FK Astana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'K.O.-Phase'.A62" table:end-x="0.6cm" table:end-y="0.461cm" draw:z-index="28" draw:name="Grafik 19" draw:style-name="gr1" draw:text-style-name="P1" svg:width="0.6cm" svg:height="0.46cm" svg:x="0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office:value-type="string">
            <text:p>Sporting Lissabon</text:p>
          </table:table-cell>
          <table:table-cell table:number-columns-repeated="2" office:value-type="string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63" table:end-x="0.585cm" table:end-y="0.461cm" draw:z-index="29" draw:name="Grafik 19" draw:style-name="gr1" draw:text-style-name="P1" svg:width="0.6cm" svg:height="0.46cm" svg:x="0.467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Sporting Lissabon</text:p>
          </table:table-cell>
          <table:table-cell office:value-type="string">
            <text:p>2</text:p>
          </table:table-cell>
          <table:table-cell office:value-type="string">
            <text:p>0 (1 n.V.)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64" table:end-x="0.585cm" table:end-y="0.46cm" draw:z-index="57" draw:name="Grafik 14" draw:style-name="gr1" draw:text-style-name="P1" svg:width="0.6cm" svg:height="0.46cm" svg:x="0.467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Viktoria Pilsen</text:p>
          </table:table-cell>
          <table:table-cell office:value-type="string">
            <text:p>0</text:p>
          </table:table-cell>
          <table:table-cell office:value-type="string">
            <text:p>2 (2 n.V.)</text:p>
          </table:table-cell>
          <table:table-cell table:number-columns-repeated="1016"/>
        </table:table-row>
        <table:table-row table:style-name="ro1">
          <table:table-cell>
            <draw:frame table:end-cell-address="'K.O.-Phase'.A65" table:end-x="0.6cm" table:end-y="0.461cm" draw:z-index="53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9" office:value-type="string">
            <text:p>Partizan Belgra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66" table:end-x="0.6cm" table:end-y="0.46cm" draw:z-index="56" draw:name="Grafik 14" draw:style-name="gr1" draw:text-style-name="P1" svg:width="0.6cm" svg:height="0.46cm" svg:x="0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9" office:value-type="string">
            <text:p>Viktoria Pilse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amt" table:style-name="ta1" table:print="false">
        <table:table-column table:style-name="co18" table:default-cell-style-name="ce11"/>
        <table:table-column table:style-name="co19" table:default-cell-style-name="ce11"/>
        <table:table-column table:style-name="co20" table:number-columns-repeated="2" table:default-cell-style-name="ce11"/>
        <table:table-column table:style-name="co6" table:number-columns-repeated="7" table:default-cell-style-name="ce11"/>
        <table:table-column table:style-name="co21" table:default-cell-style-name="ce11"/>
        <table:table-column table:style-name="co6" table:number-columns-repeated="1012" table:default-cell-style-name="ce11"/>
        <table:table-row table:style-name="ro1">
          <table:table-cell table:style-name="ce10" office:value-type="string">
            <text:p>2017/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Land</text:p>
          </table:table-cell>
          <table:table-cell table:style-name="ce12" office:value-type="string">
            <text:p>Teams</text:p>
          </table:table-cell>
          <table:table-cell table:style-name="ce12" office:value-type="string">
            <text:p>Startpunkt</text:p>
          </table:table-cell>
          <table:table-cell table:style-name="ce12" office:value-type="string">
            <text:p>Endpunkt</text:p>
          </table:table-cell>
          <table:table-cell table:style-name="ce12" office:value-type="string">
            <text:p>Spiele</text:p>
          </table:table-cell>
          <table:table-cell table:style-name="ce12" office:value-type="string">
            <text:p>Tore*</text:p>
          </table:table-cell>
          <table:table-cell table:style-name="ce12" office:value-type="string">
            <text:p>S*</text:p>
          </table:table-cell>
          <table:table-cell table:style-name="ce12" office:value-type="string">
            <text:p>U*</text:p>
          </table:table-cell>
          <table:table-cell table:style-name="ce12" office:value-type="string">
            <text:p>N*</text:p>
          </table:table-cell>
          <table:table-cell table:number-columns-repeated="2"/>
          <table:table-cell office:value-type="string">
            <text:p>* Ergebnis nach 90 Minuten</text:p>
          </table:table-cell>
          <table:table-cell table:number-columns-repeated="1012"/>
        </table:table-row>
        <table:table-row table:style-name="ro1">
          <table:table-cell office:value-type="string">
            <text:p>Albanien</text:p>
          </table:table-cell>
          <table:table-cell office:value-type="string">
            <text:p>Skenderbeu Korce</text:p>
          </table:table-cell>
          <table:table-cell office:value-type="string">
            <text:p>1. Qualifikationsrunde</text:p>
          </table:table-cell>
          <table:table-cell office:value-type="string">
            <text:p>Gruppenphase (4.)</text:p>
          </table:table-cell>
          <table:table-cell office:value-type="string">
            <text:p>14</text:p>
          </table:table-cell>
          <table:table-cell office:value-type="string">
            <text:p>19:16</text:p>
          </table:table-cell>
          <table:table-cell table:number-columns-repeated="2" office:value-type="string">
            <text:p>5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rtizani Tir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F Tir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20:25</text:p>
          </table:table-cell>
          <table:table-cell table:number-columns-repeated="2" table:style-name="ce10" office:value-type="string">
            <text:p>5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Andorra</text:p>
          </table:table-cell>
          <table:table-cell office:value-type="string">
            <text:p>UE Santa Colom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E Sant Juli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0:12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Armenien</text:p>
          </table:table-cell>
          <table:table-cell office:value-type="string">
            <text:p>Gandzasar Kapa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junik Erewa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9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1:13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FK Qäbälä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4: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K Zir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eshla FK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11:14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NK Siroki Brijeg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Zeljeznicar Sarajevo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K Sarajevo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9:1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Bulgarien</text:p>
          </table:table-cell>
          <table:table-cell office:value-type="string">
            <text:p>Ludogorez Rasgrad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7:9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tev Plovdiv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9:4</text:p>
          </table:table-cell>
          <table:table-cell table:style-name="ce16" office:value-type="string">
            <text:p>3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evski Sofi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table:style-name="ce16" office:value-type="string">
            <text:p>4</text:p>
          </table:table-cell>
          <table:table-cell table:style-name="ce16" office:value-type="string">
            <text:p>4:4</text:p>
          </table:table-cell>
          <table:table-cell table:number-columns-repeated="2" table:style-name="ce16" office:value-type="string">
            <text:p>1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unav Ruse</text:p>
          </table:table-cell>
          <table:table-cell table:number-columns-repeated="2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0:3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0</text:p>
          </table:table-cell>
          <table:table-cell table:style-name="ce10" office:value-type="string">
            <text:p>20:20</text:p>
          </table:table-cell>
          <table:table-cell table:number-columns-repeated="2" table:style-name="ce10" office:value-type="string">
            <text:p>6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Dänemark</text:p>
          </table:table-cell>
          <table:table-cell office:value-type="string">
            <text:p>FC Kopenhagen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8:7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 Midtjylland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24:1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yngby BK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9: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röndby IF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6</text:p>
          </table:table-cell>
          <table:table-cell table:style-name="ce10" office:value-type="string">
            <text:p>44:30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England</text:p>
          </table:table-cell>
          <table:table-cell office:value-type="string">
            <text:p>FC Arsenal</text:p>
          </table:table-cell>
          <table:table-cell office:value-type="string">
            <text:p>Gruppenphase</text:p>
          </table:table-cell>
          <table:table-cell office:value-type="string">
            <text:p>???</text:p>
          </table:table-cell>
          <table:table-cell office:value-type="string">
            <text:p>12</text:p>
          </table:table-cell>
          <table:table-cell office:value-type="string">
            <text:p>29:10</text:p>
          </table:table-cell>
          <table:table-cell office:value-type="string">
            <text:p>8</text:p>
          </table:table-cell>
          <table:table-cell table:number-columns-repeated="2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 Everton</text:p>
          </table:table-cell>
          <table:table-cell office:value-type="string">
            <text:p>3. Qualifikationsrunde</text:p>
          </table:table-cell>
          <table:table-cell office:value-type="string">
            <text:p>Gruppenphase (3.)</text:p>
          </table:table-cell>
          <table:table-cell office:value-type="string">
            <text:p>10</text:p>
          </table:table-cell>
          <table:table-cell office:value-type="string">
            <text:p>12:16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2</text:p>
          </table:table-cell>
          <table:table-cell table:style-name="ce10" office:value-type="string">
            <text:p>41:26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RB Leipzig</text:p>
          </table:table-cell>
          <table:table-cell office:value-type="string">
            <text:p>Sechzehntelfinale</text:p>
          </table:table-cell>
          <table:table-cell office:value-type="string">
            <text:p>Viertelfinale</text:p>
          </table:table-cell>
          <table:table-cell office:value-type="string">
            <text:p>6</text:p>
          </table:table-cell>
          <table:table-cell office:value-type="string">
            <text:p>9:1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russia Dortmund</text:p>
          </table:table-cell>
          <table:table-cell office:value-type="string">
            <text:p>Sechzehntelfinale</text:p>
          </table:table-cell>
          <table:table-cell office:value-type="string">
            <text:p>Achtelfinale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. FC Köln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SG 1899 Hoffenheim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8: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rtha BSC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6: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C Freiburg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0</text:p>
          </table:table-cell>
          <table:table-cell table:style-name="ce10" office:value-type="string">
            <text:p>36:42</text:p>
          </table:table-cell>
          <table:table-cell table:style-name="ce10" office:value-type="string">
            <text:p>9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14</text:p>
          </table:table-cell>
          <table:table-cell table:number-columns-repeated="1015"/>
        </table:table-row>
        <table:table-row table:style-name="ro1">
          <table:table-cell office:value-type="string">
            <text:p>Estland</text:p>
          </table:table-cell>
          <table:table-cell office:value-type="string">
            <text:p>Nomme Kalju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6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lora Tallin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I Levadia Tallin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float" office:value="8">
            <text:p>8</text:p>
          </table:table-cell>
          <table:table-cell table:style-name="ce10" office:value-type="string">
            <text:p>9:17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Färöer</text:p>
          </table:table-cell>
          <table:table-cell office:value-type="string">
            <text:p>KI Klaksvik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SI Runavik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36 Torshav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3:13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Finnland</text:p>
          </table:table-cell>
          <table:table-cell office:value-type="string">
            <text:p>Vaasan PS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JK Helsink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JK Seinäjok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9:10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Frankreich</text:p>
          </table:table-cell>
          <table:table-cell table:style-name="ce13" office:value-type="string">
            <text:p>Olympique Marseille</text:p>
          </table:table-cell>
          <table:table-cell office:value-type="string">
            <text:p>3. Qualifikationsrunde</text:p>
          </table:table-cell>
          <table:table-cell office:value-type="string">
            <text:p>???</text:p>
          </table:table-cell>
          <table:table-cell office:value-type="string">
            <text:p>16</text:p>
          </table:table-cell>
          <table:table-cell office:value-type="string">
            <text:p>25:1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Olympique Lyon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10</text:p>
          </table:table-cell>
          <table:table-cell office:value-type="string">
            <text:p>18:8</text:p>
          </table:table-cell>
          <table:table-cell office:value-type="string">
            <text:p>6</text:p>
          </table:table-cell>
          <table:table-cell table:number-columns-repeated="2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GC Nizza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4:1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irondins Bordeaux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2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6</text:p>
          </table:table-cell>
          <table:table-cell table:style-name="ce10" office:value-type="string">
            <text:p>59:34</text:p>
          </table:table-cell>
          <table:table-cell table:style-name="ce10" office:value-type="string">
            <text:p>19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Georgien</text:p>
          </table:table-cell>
          <table:table-cell table:style-name="ce14" office:value-type="string">
            <text:p>Tschichura Satschchere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Dinamo Batum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Torpedo Kutais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8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10" office:value-type="string">
            <text:p>6</text:p>
          </table:table-cell>
          <table:table-cell table:style-name="ce10" office:value-type="string">
            <text:p>2:15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Gibraltar</text:p>
          </table:table-cell>
          <table:table-cell table:style-name="ce4" office:value-type="string">
            <text:p>Lincoln Red Imps FC</text:p>
          </table:table-cell>
          <table:table-cell table:number-columns-repeated="2" table:style-name="ce1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1:6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 office:value-type="string">
            <text:p>St. Josephs FC</text:p>
          </table:table-cell>
          <table:table-cell table:number-columns-repeated="2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0:10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/>
          <table:table-cell table:number-columns-repeated="2"/>
          <table:table-cell table:style-name="ce10" office:value-type="string">
            <text:p>4</text:p>
          </table:table-cell>
          <table:table-cell table:style-name="ce10" office:value-type="string">
            <text:p>1:16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Griechenland</text:p>
          </table:table-cell>
          <table:table-cell table:style-name="ce15" office:value-type="string">
            <text:p>AEK Athen</text:p>
          </table:table-cell>
          <table:table-cell office:value-type="string">
            <text:p>Play-off</text:p>
          </table:table-cell>
          <table:table-cell office:value-type="string">
            <text:p>Sechzehntelfinale</text:p>
          </table:table-cell>
          <table:table-cell office:value-type="string">
            <text:p>10</text:p>
          </table:table-cell>
          <table:table-cell office:value-type="string">
            <text:p>10:6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PAOK Saloniki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Panathinaikos Athen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nionios Athen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2</text:p>
          </table:table-cell>
          <table:table-cell table:style-name="ce10" office:value-type="string">
            <text:p>26:19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9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Irland</text:p>
          </table:table-cell>
          <table:table-cell table:style-name="ce14" office:value-type="string">
            <text:p>Cork City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Shamrock Rovers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Derry City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10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12:19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Island</text:p>
          </table:table-cell>
          <table:table-cell table:style-name="ce14" office:value-type="string">
            <text:p>FH Hafnarfjördur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3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Valur Reykjavi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R Reykjavi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MF Stjarnan Gardabaer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3"/>
          <table:table-cell table:style-name="ce7" office:value-type="float" office:value="12">
            <text:p>12</text:p>
          </table:table-cell>
          <table:table-cell table:style-name="ce7" office:value-type="string">
            <text:p>10:17</text:p>
          </table:table-cell>
          <table:table-cell table:number-columns-repeated="2" table:style-name="ce7" office:value-type="string">
            <text:p>2</text:p>
          </table:table-cell>
          <table:table-cell table:style-name="ce7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Israel</text:p>
          </table:table-cell>
          <table:table-cell table:style-name="ce6" office:value-type="string">
            <text:p>Hapoel Beer Sheva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5:10</text:p>
          </table:table-cell>
          <table:table-cell table:number-columns-repeated="2" office:value-type="string">
            <text:p>1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Maccabi Tel Aviv</text:p>
          </table:table-cell>
          <table:table-cell office:value-type="string">
            <text:p>1. Qualifikationsrunde</text:p>
          </table:table-cell>
          <table:table-cell office:value-type="string">
            <text:p>Gruppenphase (4.)</text:p>
          </table:table-cell>
          <table:table-cell office:value-type="string">
            <text:p>14</text:p>
          </table:table-cell>
          <table:table-cell office:value-type="string">
            <text:p>16:11</text:p>
          </table:table-cell>
          <table:table-cell office:value-type="string">
            <text:p>8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Bnei Yehuda Tel Aviv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eitar Jerusalem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8:8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8</text:p>
          </table:table-cell>
          <table:table-cell table:style-name="ce10" office:value-type="string">
            <text:p>33:32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Italien</text:p>
          </table:table-cell>
          <table:table-cell table:style-name="ce13" office:value-type="string">
            <text:p>Lazio Rom</text:p>
          </table:table-cell>
          <table:table-cell office:value-type="string">
            <text:p>Gruppenphase</text:p>
          </table:table-cell>
          <table:table-cell office:value-type="string">
            <text:p>Viertelfinale</text:p>
          </table:table-cell>
          <table:table-cell office:value-type="string">
            <text:p>12</text:p>
          </table:table-cell>
          <table:table-cell office:value-type="string">
            <text:p>26:19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AC Mailand</text:p>
          </table:table-cell>
          <table:table-cell office:value-type="string">
            <text:p>3. Qualifikationsrunde</text:p>
          </table:table-cell>
          <table:table-cell office:value-type="string">
            <text:p>Achtelfinale</text:p>
          </table:table-cell>
          <table:table-cell office:value-type="string">
            <text:p>14</text:p>
          </table:table-cell>
          <table:table-cell office:value-type="string">
            <text:p>28:1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SSC Neapel</text:p>
          </table:table-cell>
          <table:table-cell table:number-columns-repeated="2" office:value-type="string">
            <text:p>Sechzehntelfinal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Atalanta Bergamo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7:8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6</text:p>
          </table:table-cell>
          <table:table-cell table:style-name="ce10" office:value-type="string">
            <text:p>74:41</text:p>
          </table:table-cell>
          <table:table-cell table:style-name="ce10" office:value-type="string">
            <text:p>21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asachstan</text:p>
          </table:table-cell>
          <table:table-cell table:style-name="ce13" office:value-type="string">
            <text:p>FK Astana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4:1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Qairat Almaty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9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Irtysch Pawlodar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rdabassy Schymkent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27:22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Kosovo</text:p>
          </table:table-cell>
          <table:table-cell table:style-name="ce4" office:value-type="string">
            <text:p>KF Pristi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</text:p>
          </table:table-cell>
          <table:table-cell table:style-name="ce10" office:value-type="string">
            <text:p>0:6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Kroatien</text:p>
          </table:table-cell>
          <table:table-cell office:value-type="string">
            <text:p>HNK Rijeka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11: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inamo Zagreb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3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Hajduk Split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6: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NK Osijek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3:4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33:22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Lettland</text:p>
          </table:table-cell>
          <table:table-cell table:style-name="ce4" office:value-type="string">
            <text:p>FK Liepaj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K Jelgav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K Ventspil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4:9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Liechtenstein</text:p>
          </table:table-cell>
          <table:table-cell table:style-name="ce4" office:value-type="string">
            <text:p>FC Vaduz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5:3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itauen</text:p>
          </table:table-cell>
          <table:table-cell table:style-name="ce5" office:value-type="string">
            <text:p>Suduva Marijampole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8:5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FK Trakai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8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tlantas Klaiped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8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7:21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uxemburg</text:p>
          </table:table-cell>
          <table:table-cell table:style-name="ce4" office:value-type="string">
            <text:p>CS Fola Esch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7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rogres Niederkorn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Differdange 03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2</text:p>
          </table:table-cell>
          <table:table-cell table:style-name="ce10" office:value-type="string">
            <text:p>12:15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Malta</text:p>
          </table:table-cell>
          <table:table-cell table:style-name="ce4" office:value-type="string">
            <text:p>FC Vallett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lzan Youth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5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Flori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6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10:14</text:p>
          </table:table-cell>
          <table:table-cell table:style-name="ce10" office:value-type="string">
            <text:p>2</text:p>
          </table:table-cell>
          <table:table-cell table:number-columns-repeated="2"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azedonien</text:p>
          </table:table-cell>
          <table:table-cell table:style-name="ce6" office:value-type="string">
            <text:p>Vardar Skopje</text:p>
          </table:table-cell>
          <table:table-cell office:value-type="string">
            <text:p>Play-off</text:p>
          </table:table-cell>
          <table:table-cell office:value-type="string">
            <text:p>Gruppenphase (4.)</text:p>
          </table:table-cell>
          <table:table-cell office:value-type="string">
            <text:p>8</text:p>
          </table:table-cell>
          <table:table-cell office:value-type="string">
            <text:p>7:2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hkendija Tetovo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5:1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Rabotnicki Skopje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8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elister Bitol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2</text:p>
          </table:table-cell>
          <table:table-cell table:style-name="ce10" office:value-type="string">
            <text:p>30:43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Moldawien</text:p>
          </table:table-cell>
          <table:table-cell table:style-name="ce6" office:value-type="string">
            <text:p>Sheriff Tiraspol</text:p>
          </table:table-cell>
          <table:table-cell office:value-type="string">
            <text:p>Play-off</text:p>
          </table:table-cell>
          <table:table-cell office:value-type="string">
            <text:p>Gruppenphase (3.)</text:p>
          </table:table-cell>
          <table:table-cell office:value-type="string">
            <text:p>8</text:p>
          </table:table-cell>
          <table:table-cell office:value-type="string">
            <text:p>5:5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Zaria Balt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Milsami Orhe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acia Chisinau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1:23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Montenegro</text:p>
          </table:table-cell>
          <table:table-cell table:style-name="ce5" office:value-type="string">
            <text:p>Mladost Podgoric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Zeta Golubovc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utjeska Niksic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8:1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Niederlande</text:p>
          </table:table-cell>
          <table:table-cell table:style-name="ce6" office:value-type="string">
            <text:p>Vitesse Arnheim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5: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Utrecht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Ajax Amsterdam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SV Eindhove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3:2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Nordirland</text:p>
          </table:table-cell>
          <table:table-cell table:style-name="ce4" office:value-type="string">
            <text:p>FC Coleraine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llymena United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Crusader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3:15</text:p>
          </table:table-cell>
          <table:table-cell table:number-columns-repeated="2" table:style-name="ce10" office:value-type="string">
            <text:p>1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Norwegen</text:p>
          </table:table-cell>
          <table:table-cell table:style-name="ce6" office:value-type="string">
            <text:p>Rosenborg Trondheim</text:p>
          </table:table-cell>
          <table:table-cell office:value-type="string">
            <text:p>Play-off</text:p>
          </table:table-cell>
          <table:table-cell office:value-type="string">
            <text:p>Gruppenphase (3.)</text:p>
          </table:table-cell>
          <table:table-cell office:value-type="string">
            <text:p>8</text:p>
          </table:table-cell>
          <table:table-cell office:value-type="string">
            <text:p>10:1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Odds BK Skien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2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FK Haugesund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10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Brann Bergen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0</text:p>
          </table:table-cell>
          <table:table-cell table:style-name="ce10" office:value-type="string">
            <text:p>29:2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Österreich</text:p>
          </table:table-cell>
          <table:table-cell table:style-name="ce13" office:value-type="string">
            <text:p>RB Salzburg</text:p>
          </table:table-cell>
          <table:table-cell office:value-type="string">
            <text:p>Play-off</text:p>
          </table:table-cell>
          <table:table-cell office:value-type="string">
            <text:p>???</text:p>
          </table:table-cell>
          <table:table-cell office:value-type="string">
            <text:p>14</text:p>
          </table:table-cell>
          <table:table-cell office:value-type="string">
            <text:p>26:1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ustria Wien</text:p>
          </table:table-cell>
          <table:table-cell office:value-type="string">
            <text:p>3. Qualifikationsrunde</text:p>
          </table:table-cell>
          <table:table-cell office:value-type="string">
            <text:p>Gruppenphase (4.)</text:p>
          </table:table-cell>
          <table:table-cell office:value-type="string">
            <text:p>10</text:p>
          </table:table-cell>
          <table:table-cell office:value-type="string">
            <text:p>13:19</text:p>
          </table:table-cell>
          <table:table-cell table:number-columns-repeated="2" office:value-type="string">
            <text:p>3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RC Altach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2: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urm Graz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6</text:p>
          </table:table-cell>
          <table:table-cell table:style-name="ce10" office:value-type="string">
            <text:p>56:41</text:p>
          </table:table-cell>
          <table:table-cell table:style-name="ce10" office:value-type="string">
            <text:p>15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Polen</text:p>
          </table:table-cell>
          <table:table-cell table:style-name="ce4" office:value-type="string">
            <text:p>Legia Warschau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1: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Lech Posen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11: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rka Gdinge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4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Jagiellonia Bialysto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22: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ortugal</text:p>
          </table:table-cell>
          <table:table-cell table:style-name="ce9" office:value-type="string">
            <text:p>Sporting Lissabon</text:p>
          </table:table-cell>
          <table:table-cell office:value-type="string">
            <text:p>Sechzehntelfinale</text:p>
          </table:table-cell>
          <table:table-cell office:value-type="string">
            <text:p>Viertelfinale</text:p>
          </table:table-cell>
          <table:table-cell office:value-type="string">
            <text:p>6</text:p>
          </table:table-cell>
          <table:table-cell office:value-type="string">
            <text:p>9:8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Rumänien</text:p>
          </table:table-cell>
          <table:table-cell office:value-type="string">
            <text:p>Sporting Braga</text:p>
          </table:table-cell>
          <table:table-cell office:value-type="string">
            <text:p>3. Qualifikationsrunde</text:p>
          </table:table-cell>
          <table:table-cell office:value-type="string">
            <text:p>Sechzehntelfinale</text:p>
          </table:table-cell>
          <table:table-cell office:value-type="string">
            <text:p>12</text:p>
          </table:table-cell>
          <table:table-cell office:value-type="string">
            <text:p>17:16</text:p>
          </table:table-cell>
          <table:table-cell office:value-type="string">
            <text:p>6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Russland</text:p>
          </table:table-cell>
          <table:table-cell table:number-columns-repeated="1023"/>
        </table:table-row>
        <table:table-row table:style-name="ro1">
          <table:table-cell office:value-type="string">
            <text:p>San Marino</text:p>
          </table:table-cell>
          <table:table-cell table:number-columns-repeated="1023"/>
        </table:table-row>
        <table:table-row table:style-name="ro1">
          <table:table-cell office:value-type="string">
            <text:p>Schottland</text:p>
          </table:table-cell>
          <table:table-cell table:number-columns-repeated="1023"/>
        </table:table-row>
        <table:table-row table:style-name="ro1">
          <table:table-cell office:value-type="string">
            <text:p>Schweden</text:p>
          </table:table-cell>
          <table:table-cell table:number-columns-repeated="1023"/>
        </table:table-row>
        <table:table-row table:style-name="ro1">
          <table:table-cell office:value-type="string">
            <text:p>Schweiz</text:p>
          </table:table-cell>
          <table:table-cell table:number-columns-repeated="1023"/>
        </table:table-row>
        <table:table-row table:style-name="ro1">
          <table:table-cell office:value-type="string">
            <text:p>Serbien</text:p>
          </table:table-cell>
          <table:table-cell table:number-columns-repeated="1023"/>
        </table:table-row>
        <table:table-row table:style-name="ro1">
          <table:table-cell office:value-type="string">
            <text:p>Slowakei</text:p>
          </table:table-cell>
          <table:table-cell table:number-columns-repeated="1023"/>
        </table:table-row>
        <table:table-row table:style-name="ro1">
          <table:table-cell office:value-type="string">
            <text:p>Slowenien</text:p>
          </table:table-cell>
          <table:table-cell table:number-columns-repeated="1023"/>
        </table:table-row>
        <table:table-row table:style-name="ro1">
          <table:table-cell office:value-type="string">
            <text:p>Spanien</text:p>
          </table:table-cell>
          <table:table-cell table:number-columns-repeated="1023"/>
        </table:table-row>
        <table:table-row table:style-name="ro1">
          <table:table-cell office:value-type="string">
            <text:p>Tschechien</text:p>
          </table:table-cell>
          <table:table-cell table:number-columns-repeated="1023"/>
        </table:table-row>
        <table:table-row table:style-name="ro1">
          <table:table-cell office:value-type="string">
            <text:p>Türkei</text:p>
          </table:table-cell>
          <table:table-cell table:number-columns-repeated="1023"/>
        </table:table-row>
        <table:table-row table:style-name="ro1">
          <table:table-cell office:value-type="string">
            <text:p>Ukraine</text:p>
          </table:table-cell>
          <table:table-cell table:number-columns-repeated="1023"/>
        </table:table-row>
        <table:table-row table:style-name="ro1">
          <table:table-cell office:value-type="string">
            <text:p>Ungarn</text:p>
          </table:table-cell>
          <table:table-cell table:number-columns-repeated="1023"/>
        </table:table-row>
        <table:table-row table:style-name="ro1">
          <table:table-cell office:value-type="string">
            <text:p>Wales</text:p>
          </table:table-cell>
          <table:table-cell table:number-columns-repeated="1023"/>
        </table:table-row>
        <table:table-row table:style-name="ro1">
          <table:table-cell office:value-type="string">
            <text:p>Weißrussland</text:p>
          </table:table-cell>
          <table:table-cell table:number-columns-repeated="1023"/>
        </table:table-row>
        <table:table-row table:style-name="ro1">
          <table:table-cell office:value-type="string">
            <text:p>Zyper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samt.A4:Gesamt.A1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30.04.2018</text:date>, <text:time>12:4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2T16:26:44.77</meta:creation-date>
    <dc:date>2018-04-30T12:41:40.10</dc:date>
    <dc:creator>Felix Kahlert</dc:creator>
    <meta:editing-duration>PT16H23M58S</meta:editing-duration>
    <meta:editing-cycles>72</meta:editing-cycles>
    <meta:generator>OpenOffice/4.1.4$Win32 OpenOffice.org_project/414m5$Build-9788</meta:generator>
    <meta:document-statistic meta:table-count="4" meta:cell-count="2681" meta:object-count="376"/>
  </office:meta>
</office:document-meta>
</file>